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00ccff"/>
    </style:style>
    <style:style style:name="ce10" style:family="table-cell" style:parent-style-name="Default" style:data-style-name="N126"/>
    <style:style style:name="ce11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677in" svg:height="2.435in" svg:x="8.9803in" svg:y="3.3783in">
            <draw:object draw:notify-on-update-of-ranges="Sheet1.B18:Sheet1.I18 Sheet1.A29:Sheet1.A29 Sheet1.B29:Sheet1.I29 Sheet1.A30:Sheet1.A30 Sheet1.B30:Sheet1.I30 Sheet1.A31:Sheet1.A31 Sheet1.B31:Sheet1.I31 Sheet1.A32:Sheet1.A32 Sheet1.B32:Sheet1.I32 Sheet1.A33:Sheet1.A33 Sheet1.B33:Sheet1.I33 Sheet1.A34:Sheet1.A34 Sheet1.B34:Sheet1.I34 Sheet1.A35:Sheet1.A35 Sheet1.B35:Sheet1.I35 Sheet1.A36:Sheet1.A36 Sheet1.B36:Sheet1.I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677in" svg:height="2.435in" svg:x="8.9346in" svg:y="7.2028in">
            <draw:object draw:notify-on-update-of-ranges="Sheet1.B18:Sheet1.I18 Sheet1.A29:Sheet1.A29 Sheet1.B50:Sheet1.I50 Sheet1.A30:Sheet1.A30 Sheet1.B51:Sheet1.I51 Sheet1.A31:Sheet1.A31 Sheet1.B52:Sheet1.I52 Sheet1.A32:Sheet1.A32 Sheet1.B53:Sheet1.I53 Sheet1.A33:Sheet1.A33 Sheet1.B54:Sheet1.I54 Sheet1.A34:Sheet1.A34 Sheet1.B55:Sheet1.I55 Sheet1.A35:Sheet1.A35 Sheet1.B56:Sheet1.I56 Sheet1.A36:Sheet1.A36 Sheet1.B57:Sheet1.I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677in" svg:height="2.435in" svg:x="8.9803in" svg:y="11.1421in">
            <draw:object draw:notify-on-update-of-ranges="Sheet1.B18:Sheet1.I18 Sheet1.A29:Sheet1.A29 Sheet1.B72:Sheet1.I72 Sheet1.A30:Sheet1.A30 Sheet1.B73:Sheet1.I73 Sheet1.A31:Sheet1.A31 Sheet1.B74:Sheet1.I74 Sheet1.A32:Sheet1.A32 Sheet1.B75:Sheet1.I75 Sheet1.A33:Sheet1.A33 Sheet1.B76:Sheet1.I76 Sheet1.A34:Sheet1.A34 Sheet1.B77:Sheet1.I77 Sheet1.A35:Sheet1.A35 Sheet1.B78:Sheet1.I78 Sheet1.A36:Sheet1.A36 Sheet1.B79:Sheet1.I7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style-name="ce8" table:number-columns-repeated="7"/>
          <table:table-cell table:style-name="ce8" office:value-type="string" calcext:value-type="string">
            <text:p>Version 28Feb</text:p>
          </table:table-cell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string" calcext:value-type="string">
            <text:p>Next Line</text:p>
          </table:table-cell>
          <table:table-cell table:formula="of:=[.B3]/[.B7]-1" office:value-type="float" office:value="-0.0279512166656941" calcext:value-type="float">
            <text:p>-0.0279512167</text:p>
          </table:table-cell>
          <table:table-cell table:formula="of:=[.C3]/[.C7]-1" office:value-type="float" office:value="-0.00635879007081286" calcext:value-type="float">
            <text:p>-0.0063587901</text:p>
          </table:table-cell>
          <table:table-cell table:formula="of:=[.D3]/[.D7]-1" office:value-type="float" office:value="0.519594290490581" calcext:value-type="float">
            <text:p>0.5195942905</text:p>
          </table:table-cell>
          <table:table-cell table:formula="of:=[.E3]/[.E7]-1" office:value-type="float" office:value="0.401167446689951" calcext:value-type="float">
            <text:p>0.4011674467</text:p>
          </table:table-cell>
          <table:table-cell table:formula="of:=[.F3]/[.F7]-1" office:value-type="float" office:value="0.0157997202807867" calcext:value-type="float">
            <text:p>0.0157997203</text:p>
          </table:table-cell>
          <table:table-cell table:formula="of:=[.G3]/[.G7]-1" office:value-type="float" office:value="0.00870380911445934" calcext:value-type="float">
            <text:p>0.0087038091</text:p>
          </table:table-cell>
          <table:table-cell table:formula="of:=[.H3]/[.H7]-1" office:value-type="float" office:value="0.186835658380266" calcext:value-type="float">
            <text:p>0.1868356584</text:p>
          </table:table-cell>
          <table:table-cell table:formula="of:=[.I3]/[.I7]-1" office:value-type="float" office:value="-0.158212824315896" calcext:value-type="float">
            <text:p>-0.1582128243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table:formula="of:=[.B4]/[.B7]-1" office:value-type="float" office:value="-0.0538326084941767" calcext:value-type="float">
            <text:p>-0.0538326085</text:p>
          </table:table-cell>
          <table:table-cell table:formula="of:=[.C4]/[.C7]-1" office:value-type="float" office:value="-0.00431698739765951" calcext:value-type="float">
            <text:p>-0.0043169874</text:p>
          </table:table-cell>
          <table:table-cell table:formula="of:=[.D4]/[.D7]-1" office:value-type="float" office:value="0.190730178781472" calcext:value-type="float">
            <text:p>0.1907301788</text:p>
          </table:table-cell>
          <table:table-cell table:formula="of:=[.E4]/[.E7]-1" office:value-type="float" office:value="0.0472368296849355" calcext:value-type="float">
            <text:p>0.0472368297</text:p>
          </table:table-cell>
          <table:table-cell table:formula="of:=[.F4]/[.F7]-1" office:value-type="float" office:value="0.00683892194703128" calcext:value-type="float">
            <text:p>0.0068389219</text:p>
          </table:table-cell>
          <table:table-cell table:formula="of:=[.G4]/[.G7]-1" office:value-type="float" office:value="-0.00681609609330525" calcext:value-type="float">
            <text:p>-0.0068160961</text:p>
          </table:table-cell>
          <table:table-cell table:formula="of:=[.H4]/[.H7]-1" office:value-type="float" office:value="0.0747040741186478" calcext:value-type="float">
            <text:p>0.0747040741</text:p>
          </table:table-cell>
          <table:table-cell table:formula="of:=[.I4]/[.I7]-1" office:value-type="float" office:value="0.00834944200945031" calcext:value-type="float">
            <text:p>0.008349442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table:formula="of:=[.B5]/[.B7]-1" office:value-type="float" office:value="0.0558509451513582" calcext:value-type="float">
            <text:p>0.0558509452</text:p>
          </table:table-cell>
          <table:table-cell table:formula="of:=[.C5]/[.C7]-1" office:value-type="float" office:value="0.00115820197126548" calcext:value-type="float">
            <text:p>0.001158202</text:p>
          </table:table-cell>
          <table:table-cell table:formula="of:=[.D5]/[.D7]-1" office:value-type="float" office:value="0.440604422827447" calcext:value-type="float">
            <text:p>0.4406044228</text:p>
          </table:table-cell>
          <table:table-cell table:formula="of:=[.E5]/[.E7]-1" office:value-type="float" office:value="0.428457604186649" calcext:value-type="float">
            <text:p>0.4284576042</text:p>
          </table:table-cell>
          <table:table-cell table:formula="of:=[.F5]/[.F7]-1" office:value-type="float" office:value="0.0272206881677122" calcext:value-type="float">
            <text:p>0.0272206882</text:p>
          </table:table-cell>
          <table:table-cell table:formula="of:=[.G5]/[.G7]-1" office:value-type="float" office:value="0.0249700870090495" calcext:value-type="float">
            <text:p>0.024970087</text:p>
          </table:table-cell>
          <table:table-cell table:formula="of:=[.H5]/[.H7]-1" office:value-type="float" office:value="0.154980917548716" calcext:value-type="float">
            <text:p>0.1549809175</text:p>
          </table:table-cell>
          <table:table-cell table:formula="of:=[.I5]/[.I7]-1" office:value-type="float" office:value="0.0113778883270688" calcext:value-type="float">
            <text:p>0.0113778883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table:formula="of:=[.B6]/[.B7]-1" office:value-type="float" office:value="0.163296479238249" calcext:value-type="float">
            <text:p>0.1632964792</text:p>
          </table:table-cell>
          <table:table-cell table:formula="of:=[.C6]/[.C7]-1" office:value-type="float" office:value="0.00176110560392684" calcext:value-type="float">
            <text:p>0.0017611056</text:p>
          </table:table-cell>
          <table:table-cell table:formula="of:=[.D6]/[.D7]-1" office:value-type="float" office:value="0.92150842848552" calcext:value-type="float">
            <text:p>0.9215084285</text:p>
          </table:table-cell>
          <table:table-cell table:formula="of:=[.E6]/[.E7]-1" office:value-type="float" office:value="0.646823523918853" calcext:value-type="float">
            <text:p>0.6468235239</text:p>
          </table:table-cell>
          <table:table-cell table:formula="of:=[.F6]/[.F7]-1" office:value-type="float" office:value="0.0382604806558249" calcext:value-type="float">
            <text:p>0.0382604807</text:p>
          </table:table-cell>
          <table:table-cell table:formula="of:=[.G6]/[.G7]-1" office:value-type="float" office:value="0.0817728239025126" calcext:value-type="float">
            <text:p>0.0817728239</text:p>
          </table:table-cell>
          <table:table-cell table:formula="of:=[.H6]/[.H7]-1" office:value-type="float" office:value="0.202989958000249" calcext:value-type="float">
            <text:p>0.202989958</text:p>
          </table:table-cell>
          <table:table-cell table:formula="of:=[.I6]/[.I7]-1" office:value-type="float" office:value="0.035318490996098" calcext:value-type="float">
            <text:p>0.035318491</text:p>
          </table:table-cell>
        </table:table-row>
        <table:table-row table:style-name="ro1">
          <table:table-cell office:value-type="string" calcext:value-type="string">
            <text:p>No Pref</text:p>
          </table:table-cell>
          <table:table-cell table:formula="of:=[.B7]/[.B7]-1" office:value-type="float" office:value="0" calcext:value-type="float">
            <text:p>0</text:p>
          </table:table-cell>
          <table:table-cell table:formula="of:=[.C7]/[.C7]-1" office:value-type="float" office:value="0" calcext:value-type="float">
            <text:p>0</text:p>
          </table:table-cell>
          <table:table-cell table:formula="of:=[.D7]/[.D7]-1" office:value-type="float" office:value="0" calcext:value-type="float">
            <text:p>0</text:p>
          </table:table-cell>
          <table:table-cell table:formula="of:=[.E7]/[.E7]-1" office:value-type="float" office:value="0" calcext:value-type="float">
            <text:p>0</text:p>
          </table:table-cell>
          <table:table-cell table:formula="of:=[.F7]/[.F7]-1" office:value-type="float" office:value="0" calcext:value-type="float">
            <text:p>0</text:p>
          </table:table-cell>
          <table:table-cell table:formula="of:=[.G7]/[.G7]-1" office:value-type="float" office:value="0" calcext:value-type="float">
            <text:p>0</text:p>
          </table:table-cell>
          <table:table-cell table:formula="of:=[.H7]/[.H7]-1" office:value-type="float" office:value="0" calcext:value-type="float">
            <text:p>0</text:p>
          </table:table-cell>
          <table:table-cell table:formula="of:=[.I7]/[.I7]-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IP Stride</text:p>
          </table:table-cell>
          <table:table-cell table:style-name="ce8" table:number-columns-repeated="7"/>
          <table:table-cell table:style-name="ce8" office:value-type="string" calcext:value-type="string">
            <text:p>Version 25Feb</text:p>
          </table:table-cell>
        </table:table-row>
        <table:table-row table:style-name="ro1">
          <table:table-cell table:style-name="ce4" office:value-type="string" calcext:value-type="string">
            <text:p>Degree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6985" calcext:value-type="float">
            <text:p>0.246985</text:p>
          </table:table-cell>
          <table:table-cell office:value-type="float" office:value="3.291393" calcext:value-type="float">
            <text:p>3.291393</text:p>
          </table:table-cell>
          <table:table-cell office:value-type="float" office:value="1.225926" calcext:value-type="float">
            <text:p>1.225926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3.268252" calcext:value-type="float">
            <text:p>3.268252</text:p>
          </table:table-cell>
          <table:table-cell office:value-type="float" office:value="0.333738" calcext:value-type="float">
            <text:p>0.333738</text:p>
          </table:table-cell>
          <table:table-cell office:value-type="float" office:value="0.828981" calcext:value-type="float">
            <text:p>0.828981</text:p>
          </table:table-cell>
          <table:table-cell office:value-type="float" office:value="2.195435" calcext:value-type="float">
            <text:p>2.195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834" calcext:value-type="float">
            <text:p>0.249834</text:p>
          </table:table-cell>
          <table:table-cell office:value-type="float" office:value="3.293572" calcext:value-type="float">
            <text:p>3.293572</text:p>
          </table:table-cell>
          <table:table-cell office:value-type="float" office:value="1.324915" calcext:value-type="float">
            <text:p>1.324915</text:p>
          </table:table-cell>
          <table:table-cell office:value-type="float" office:value="0.883683" calcext:value-type="float">
            <text:p>0.883683</text:p>
          </table:table-cell>
          <table:table-cell office:value-type="float" office:value="3.267711" calcext:value-type="float">
            <text:p>3.267711</text:p>
          </table:table-cell>
          <table:table-cell office:value-type="float" office:value="0.336437" calcext:value-type="float">
            <text:p>0.336437</text:p>
          </table:table-cell>
          <table:table-cell office:value-type="float" office:value="0.937081" calcext:value-type="float">
            <text:p>0.937081</text:p>
          </table:table-cell>
          <table:table-cell office:value-type="float" office:value="2.182188" calcext:value-type="float">
            <text:p>2.182188</text:p>
          </table:table-cell>
        </table:table-row>
        <table:table-row table:style-name="ro1">
          <table:table-cell table:style-name="ce5" office:value-type="string" calcext:value-type="string">
            <text:p>Default-3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6882" calcext:value-type="float">
            <text:p>0.256882</text:p>
          </table:table-cell>
          <table:table-cell office:value-type="float" office:value="3.296416" calcext:value-type="float">
            <text:p>3.296416</text:p>
          </table:table-cell>
          <table:table-cell office:value-type="float" office:value="1.542083" calcext:value-type="float">
            <text:p>1.542083</text:p>
          </table:table-cell>
          <table:table-cell office:value-type="float" office:value="1.014676" calcext:value-type="float">
            <text:p>1.014676</text:p>
          </table:table-cell>
          <table:table-cell office:value-type="float" office:value="3.270666" calcext:value-type="float">
            <text:p>3.270666</text:p>
          </table:table-cell>
          <table:table-cell office:value-type="float" office:value="0.345668" calcext:value-type="float">
            <text:p>0.345668</text:p>
          </table:table-cell>
          <table:table-cell office:value-type="float" office:value="1.048419" calcext:value-type="float">
            <text:p>1.048419</text:p>
          </table:table-cell>
          <table:table-cell office:value-type="float" office:value="2.200402" calcext:value-type="float">
            <text:p>2.200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03" calcext:value-type="float">
            <text:p>0.25903</text:p>
          </table:table-cell>
          <table:table-cell office:value-type="float" office:value="3.292623" calcext:value-type="float">
            <text:p>3.292623</text:p>
          </table:table-cell>
          <table:table-cell office:value-type="float" office:value="1.626723" calcext:value-type="float">
            <text:p>1.626723</text:p>
          </table:table-cell>
          <table:table-cell office:value-type="float" office:value="1.073553" calcext:value-type="float">
            <text:p>1.073553</text:p>
          </table:table-cell>
          <table:table-cell office:value-type="float" office:value="3.292643" calcext:value-type="float">
            <text:p>3.292643</text:p>
          </table:table-cell>
          <table:table-cell office:value-type="float" office:value="0.347228" calcext:value-type="float">
            <text:p>0.347228</text:p>
          </table:table-cell>
          <table:table-cell office:value-type="float" office:value="1.118624" calcext:value-type="float">
            <text:p>1.118624</text:p>
          </table:table-cell>
          <table:table-cell office:value-type="float" office:value="2.22102" calcext:value-type="float">
            <text:p>2.22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9654" calcext:value-type="float">
            <text:p>0.259654</text:p>
          </table:table-cell>
          <table:table-cell office:value-type="float" office:value="3.29597" calcext:value-type="float">
            <text:p>3.29597</text:p>
          </table:table-cell>
          <table:table-cell office:value-type="float" office:value="1.80536" calcext:value-type="float">
            <text:p>1.80536</text:p>
          </table:table-cell>
          <table:table-cell office:value-type="float" office:value="1.118737" calcext:value-type="float">
            <text:p>1.118737</text:p>
          </table:table-cell>
          <table:table-cell office:value-type="float" office:value="3.306122" calcext:value-type="float">
            <text:p>3.306122</text:p>
          </table:table-cell>
          <table:table-cell office:value-type="float" office:value="0.348059" calcext:value-type="float">
            <text:p>0.348059</text:p>
          </table:table-cell>
          <table:table-cell office:value-type="float" office:value="1.177985" calcext:value-type="float">
            <text:p>1.177985</text:p>
          </table:table-cell>
          <table:table-cell office:value-type="float" office:value="2.221163" calcext:value-type="float">
            <text:p>2.221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1219" calcext:value-type="float">
            <text:p>0.261219</text:p>
          </table:table-cell>
          <table:table-cell office:value-type="float" office:value="3.296118" calcext:value-type="float">
            <text:p>3.296118</text:p>
          </table:table-cell>
          <table:table-cell office:value-type="float" office:value="1.888787" calcext:value-type="float">
            <text:p>1.888787</text:p>
          </table:table-cell>
          <table:table-cell office:value-type="float" office:value="1.180944" calcext:value-type="float">
            <text:p>1.180944</text:p>
          </table:table-cell>
          <table:table-cell office:value-type="float" office:value="3.310426" calcext:value-type="float">
            <text:p>3.310426</text:p>
          </table:table-cell>
          <table:table-cell office:value-type="float" office:value="0.349578" calcext:value-type="float">
            <text:p>0.349578</text:p>
          </table:table-cell>
          <table:table-cell office:value-type="float" office:value="1.215631" calcext:value-type="float">
            <text:p>1.215631</text:p>
          </table:table-cell>
          <table:table-cell office:value-type="float" office:value="2.220841" calcext:value-type="float">
            <text:p>2.220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2522" calcext:value-type="float">
            <text:p>0.262522</text:p>
          </table:table-cell>
          <table:table-cell office:value-type="float" office:value="3.295585" calcext:value-type="float">
            <text:p>3.295585</text:p>
          </table:table-cell>
          <table:table-cell office:value-type="float" office:value="1.943495" calcext:value-type="float">
            <text:p>1.943495</text:p>
          </table:table-cell>
          <table:table-cell office:value-type="float" office:value="1.203855" calcext:value-type="float">
            <text:p>1.203855</text:p>
          </table:table-cell>
          <table:table-cell office:value-type="float" office:value="3.313384" calcext:value-type="float">
            <text:p>3.313384</text:p>
          </table:table-cell>
          <table:table-cell office:value-type="float" office:value="0.35234" calcext:value-type="float">
            <text:p>0.35234</text:p>
          </table:table-cell>
          <table:table-cell office:value-type="float" office:value="1.283835" calcext:value-type="float">
            <text:p>1.283835</text:p>
          </table:table-cell>
          <table:table-cell office:value-type="float" office:value="2.2241" calcext:value-type="float">
            <text:p>2.2241</text:p>
          </table:table-cell>
        </table:table-row>
        <table:table-row table:style-name="ro1">
          <table:table-cell table:style-name="ce6"/>
          <table:table-cell table:number-columns-repeated="8"/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/[.B19]-1" office:value-type="float" office:value="0" calcext:value-type="float">
            <text:p>0</text:p>
          </table:table-cell>
          <table:table-cell table:formula="of:=[.C19]/[.C19]-1" office:value-type="float" office:value="0" calcext:value-type="float">
            <text:p>0</text:p>
          </table:table-cell>
          <table:table-cell table:formula="of:=[.D19]/[.D19]-1" office:value-type="float" office:value="0" calcext:value-type="float">
            <text:p>0</text:p>
          </table:table-cell>
          <table:table-cell table:formula="of:=[.E19]/[.E19]-1" office:value-type="float" office:value="0" calcext:value-type="float">
            <text:p>0</text:p>
          </table:table-cell>
          <table:table-cell table:formula="of:=[.F19]/[.F19]-1" office:value-type="float" office:value="0" calcext:value-type="float">
            <text:p>0</text:p>
          </table:table-cell>
          <table:table-cell table:formula="of:=[.G19]/[.G19]-1" office:value-type="float" office:value="0" calcext:value-type="float">
            <text:p>0</text:p>
          </table:table-cell>
          <table:table-cell table:formula="of:=[.H19]/[.H19]-1" office:value-type="float" office:value="0" calcext:value-type="float">
            <text:p>0</text:p>
          </table:table-cell>
          <table:table-cell table:formula="of:=[.I19]/[.I1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20]/[.B19]-1" office:value-type="float" office:value="0.0115351134684294" calcext:value-type="float">
            <text:p>0.011535</text:p>
          </table:table-cell>
          <table:table-cell table:style-name="ce10" table:formula="of:=[.C20]/[.C19]-1" office:value-type="float" office:value="0.000662029724192825" calcext:value-type="float">
            <text:p>0.000662</text:p>
          </table:table-cell>
          <table:table-cell table:style-name="ce10" table:formula="of:=[.D20]/[.D19]-1" office:value-type="float" office:value="0.0807463093204648" calcext:value-type="float">
            <text:p>0.080746</text:p>
          </table:table-cell>
          <table:table-cell table:style-name="ce10" table:formula="of:=[.E20]/[.E19]-1" office:value-type="float" office:value="-0.0934315869817677" calcext:value-type="float">
            <text:p>-0.093432</text:p>
          </table:table-cell>
          <table:table-cell table:style-name="ce10" table:formula="of:=[.F20]/[.F19]-1" office:value-type="float" office:value="-0.000165531911248018" calcext:value-type="float">
            <text:p>-0.000166</text:p>
          </table:table-cell>
          <table:table-cell table:style-name="ce10" table:formula="of:=[.G20]/[.G19]-1" office:value-type="float" office:value="0.0080871821608568" calcext:value-type="float">
            <text:p>0.008087</text:p>
          </table:table-cell>
          <table:table-cell table:style-name="ce10" table:formula="of:=[.H20]/[.H19]-1" office:value-type="float" office:value="0.130401058649113" calcext:value-type="float">
            <text:p>0.130401</text:p>
          </table:table-cell>
          <table:table-cell table:style-name="ce10" table:formula="of:=[.I20]/[.I19]-1" office:value-type="float" office:value="-0.0060338839455506" calcext:value-type="float">
            <text:p>-0.006034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table:formula="of:=[.B21]/[.B19]-1" office:value-type="float" office:value="0.0223252424236289" calcext:value-type="float">
            <text:p>0.022325</text:p>
          </table:table-cell>
          <table:table-cell table:style-name="ce10" table:formula="of:=[.C21]/[.C19]-1" office:value-type="float" office:value="-0.0000170140727649981" calcext:value-type="float">
            <text:p>-0.000017</text:p>
          </table:table-cell>
          <table:table-cell table:style-name="ce10" table:formula="of:=[.D21]/[.D19]-1" office:value-type="float" office:value="0.211704458507283" calcext:value-type="float">
            <text:p>0.211704</text:p>
          </table:table-cell>
          <table:table-cell table:style-name="ce10" table:formula="of:=[.E21]/[.E19]-1" office:value-type="float" office:value="-0.07506288753288" calcext:value-type="float">
            <text:p>-0.075063</text:p>
          </table:table-cell>
          <table:table-cell table:style-name="ce10" table:formula="of:=[.F21]/[.F19]-1" office:value-type="float" office:value="-0.00773257386517312" calcext:value-type="float">
            <text:p>-0.007733</text:p>
          </table:table-cell>
          <table:table-cell table:style-name="ce10" table:formula="of:=[.G21]/[.G19]-1" office:value-type="float" office:value="0.0228202961604613" calcext:value-type="float">
            <text:p>0.022820</text:p>
          </table:table-cell>
          <table:table-cell table:style-name="ce10" table:formula="of:=[.H21]/[.H19]-1" office:value-type="float" office:value="0.212173741014571" calcext:value-type="float">
            <text:p>0.212174</text:p>
          </table:table-cell>
          <table:table-cell table:style-name="ce10" table:formula="of:=[.I21]/[.I19]-1" office:value-type="float" office:value="-0.00144618264717455" calcext:value-type="float">
            <text:p>-0.001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22]/[.B19]-1" office:value-type="float" office:value="0.040071259388222" calcext:value-type="float">
            <text:p>0.040071</text:p>
          </table:table-cell>
          <table:table-cell table:style-name="ce10" table:formula="of:=[.C22]/[.C19]-1" office:value-type="float" office:value="0.00152610156246902" calcext:value-type="float">
            <text:p>0.001526</text:p>
          </table:table-cell>
          <table:table-cell table:style-name="ce10" table:formula="of:=[.D22]/[.D19]-1" office:value-type="float" office:value="0.257892401335806" calcext:value-type="float">
            <text:p>0.257892</text:p>
          </table:table-cell>
          <table:table-cell table:style-name="ce10" table:formula="of:=[.E22]/[.E19]-1" office:value-type="float" office:value="0.0409538387042501" calcext:value-type="float">
            <text:p>0.040954</text:p>
          </table:table-cell>
          <table:table-cell table:style-name="ce10" table:formula="of:=[.F22]/[.F19]-1" office:value-type="float" office:value="0.000738621134477979" calcext:value-type="float">
            <text:p>0.000739</text:p>
          </table:table-cell>
          <table:table-cell table:style-name="ce10" table:formula="of:=[.G22]/[.G19]-1" office:value-type="float" office:value="0.0357466036232015" calcext:value-type="float">
            <text:p>0.035747</text:p>
          </table:table-cell>
          <table:table-cell table:style-name="ce10" table:formula="of:=[.H22]/[.H19]-1" office:value-type="float" office:value="0.264708117556373" calcext:value-type="float">
            <text:p>0.264708</text:p>
          </table:table-cell>
          <table:table-cell table:style-name="ce10" table:formula="of:=[.I22]/[.I19]-1" office:value-type="float" office:value="0.0022624217979581" calcext:value-type="float">
            <text:p>0.002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23]/[.B19]-1" office:value-type="float" office:value="0.0487681438144019" calcext:value-type="float">
            <text:p>0.048768</text:p>
          </table:table-cell>
          <table:table-cell table:style-name="ce10" table:formula="of:=[.C23]/[.C19]-1" office:value-type="float" office:value="0.000373701955372674" calcext:value-type="float">
            <text:p>0.000374</text:p>
          </table:table-cell>
          <table:table-cell table:style-name="ce10" table:formula="of:=[.D23]/[.D19]-1" office:value-type="float" office:value="0.326934089007004" calcext:value-type="float">
            <text:p>0.326934</text:p>
          </table:table-cell>
          <table:table-cell table:style-name="ce10" table:formula="of:=[.E23]/[.E19]-1" office:value-type="float" office:value="0.101355621304203" calcext:value-type="float">
            <text:p>0.101356</text:p>
          </table:table-cell>
          <table:table-cell table:style-name="ce10" table:formula="of:=[.F23]/[.F19]-1" office:value-type="float" office:value="0.00746301080822409" calcext:value-type="float">
            <text:p>0.007463</text:p>
          </table:table-cell>
          <table:table-cell table:style-name="ce10" table:formula="of:=[.G23]/[.G19]-1" office:value-type="float" office:value="0.0404209289922035" calcext:value-type="float">
            <text:p>0.040421</text:p>
          </table:table-cell>
          <table:table-cell table:style-name="ce10" table:formula="of:=[.H23]/[.H19]-1" office:value-type="float" office:value="0.349396427662395" calcext:value-type="float">
            <text:p>0.349396</text:p>
          </table:table-cell>
          <table:table-cell table:style-name="ce10" table:formula="of:=[.I23]/[.I19]-1" office:value-type="float" office:value="0.011653726937942" calcext:value-type="float">
            <text:p>0.011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24]/[.B19]-1" office:value-type="float" office:value="0.0512946130331802" calcext:value-type="float">
            <text:p>0.051295</text:p>
          </table:table-cell>
          <table:table-cell table:style-name="ce10" table:formula="of:=[.C24]/[.C19]-1" office:value-type="float" office:value="0.00139059662580543" calcext:value-type="float">
            <text:p>0.001391</text:p>
          </table:table-cell>
          <table:table-cell table:style-name="ce10" table:formula="of:=[.D24]/[.D19]-1" office:value-type="float" office:value="0.472650062075525" calcext:value-type="float">
            <text:p>0.472650</text:p>
          </table:table-cell>
          <table:table-cell table:style-name="ce10" table:formula="of:=[.E24]/[.E19]-1" office:value-type="float" office:value="0.147709785833583" calcext:value-type="float">
            <text:p>0.147710</text:p>
          </table:table-cell>
          <table:table-cell table:style-name="ce10" table:formula="of:=[.F24]/[.F19]-1" office:value-type="float" office:value="0.0115872337873579" calcext:value-type="float">
            <text:p>0.011587</text:p>
          </table:table-cell>
          <table:table-cell table:style-name="ce10" table:formula="of:=[.G24]/[.G19]-1" office:value-type="float" office:value="0.042910906159922" calcext:value-type="float">
            <text:p>0.042911</text:p>
          </table:table-cell>
          <table:table-cell table:style-name="ce10" table:formula="of:=[.H24]/[.H19]-1" office:value-type="float" office:value="0.421003617694495" calcext:value-type="float">
            <text:p>0.421004</text:p>
          </table:table-cell>
          <table:table-cell table:style-name="ce10" table:formula="of:=[.I24]/[.I19]-1" office:value-type="float" office:value="0.0117188620933892" calcext:value-type="float">
            <text:p>0.0117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25]/[.B19]-1" office:value-type="float" office:value="0.0576310302245076" calcext:value-type="float">
            <text:p>0.057631</text:p>
          </table:table-cell>
          <table:table-cell table:style-name="ce10" table:formula="of:=[.C25]/[.C19]-1" office:value-type="float" office:value="0.00143556238954123" calcext:value-type="float">
            <text:p>0.001436</text:p>
          </table:table-cell>
          <table:table-cell table:style-name="ce10" table:formula="of:=[.D25]/[.D19]-1" office:value-type="float" office:value="0.540702293613154" calcext:value-type="float">
            <text:p>0.540702</text:p>
          </table:table-cell>
          <table:table-cell table:style-name="ce10" table:formula="of:=[.E25]/[.E19]-1" office:value-type="float" office:value="0.211527807984768" calcext:value-type="float">
            <text:p>0.211528</text:p>
          </table:table-cell>
          <table:table-cell table:style-name="ce10" table:formula="of:=[.F25]/[.F19]-1" office:value-type="float" office:value="0.0129041457023511" calcext:value-type="float">
            <text:p>0.012904</text:p>
          </table:table-cell>
          <table:table-cell table:style-name="ce10" table:formula="of:=[.G25]/[.G19]-1" office:value-type="float" office:value="0.0474623806698669" calcext:value-type="float">
            <text:p>0.047462</text:p>
          </table:table-cell>
          <table:table-cell table:style-name="ce10" table:formula="of:=[.H25]/[.H19]-1" office:value-type="float" office:value="0.466415997471595" calcext:value-type="float">
            <text:p>0.466416</text:p>
          </table:table-cell>
          <table:table-cell table:style-name="ce10" table:formula="of:=[.I25]/[.I19]-1" office:value-type="float" office:value="0.011572194120983" calcext:value-type="float">
            <text:p>0.011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26]/[.B19]-1" office:value-type="float" office:value="0.0629066542502581" calcext:value-type="float">
            <text:p>0.062907</text:p>
          </table:table-cell>
          <table:table-cell table:style-name="ce10" table:formula="of:=[.C26]/[.C19]-1" office:value-type="float" office:value="0.0012736248755465" calcext:value-type="float">
            <text:p>0.001274</text:p>
          </table:table-cell>
          <table:table-cell table:style-name="ce10" table:formula="of:=[.D26]/[.D19]-1" office:value-type="float" office:value="0.585328151943918" calcext:value-type="float">
            <text:p>0.585328</text:p>
          </table:table-cell>
          <table:table-cell table:style-name="ce10" table:formula="of:=[.E26]/[.E19]-1" office:value-type="float" office:value="0.235032151635896" calcext:value-type="float">
            <text:p>0.235032</text:p>
          </table:table-cell>
          <table:table-cell table:style-name="ce10" table:formula="of:=[.F26]/[.F19]-1" office:value-type="float" office:value="0.0138092166699508" calcext:value-type="float">
            <text:p>0.013809</text:p>
          </table:table-cell>
          <table:table-cell table:style-name="ce10" table:formula="of:=[.G26]/[.G19]-1" office:value-type="float" office:value="0.0557383336629334" calcext:value-type="float">
            <text:p>0.055738</text:p>
          </table:table-cell>
          <table:table-cell table:style-name="ce10" table:formula="of:=[.H26]/[.H19]-1" office:value-type="float" office:value="0.548690500747303" calcext:value-type="float">
            <text:p>0.548691</text:p>
          </table:table-cell>
          <table:table-cell table:style-name="ce10" table:formula="of:=[.I26]/[.I19]-1" office:value-type="float" office:value="0.0130566379783506" calcext:value-type="float">
            <text:p>0.01305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Stream</text:p>
          </table:table-cell>
          <table:table-cell table:style-name="ce8" table:number-columns-repeated="7"/>
          <table:table-cell table:style-name="ce8" office:value-type="string" calcext:value-type="string">
            <text:p>Version 25Feb</text:p>
          </table:table-cell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5906" calcext:value-type="float">
            <text:p>0.235906</text:p>
          </table:table-cell>
          <table:table-cell office:value-type="float" office:value="3.281046" calcext:value-type="float">
            <text:p>3.281046</text:p>
          </table:table-cell>
          <table:table-cell office:value-type="float" office:value="0.914859" calcext:value-type="float">
            <text:p>0.914859</text:p>
          </table:table-cell>
          <table:table-cell office:value-type="float" office:value="0.632276" calcext:value-type="float">
            <text:p>0.632276</text:p>
          </table:table-cell>
          <table:table-cell office:value-type="float" office:value="3.092434" calcext:value-type="float">
            <text:p>3.092434</text:p>
          </table:table-cell>
          <table:table-cell office:value-type="float" office:value="0.319734" calcext:value-type="float">
            <text:p>0.319734</text:p>
          </table:table-cell>
          <table:table-cell office:value-type="float" office:value="0.797912" calcext:value-type="float">
            <text:p>0.797912</text:p>
          </table:table-cell>
          <table:table-cell office:value-type="float" office:value="2.125054" calcext:value-type="float">
            <text:p>2.125054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0.239171" calcext:value-type="float">
            <text:p>0.239171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0895" calcext:value-type="float">
            <text:p>0.240895</text:p>
          </table:table-cell>
          <table:table-cell office:value-type="float" office:value="3.264364" calcext:value-type="float">
            <text:p>3.264364</text:p>
          </table:table-cell>
          <table:table-cell office:value-type="float" office:value="1.136381" calcext:value-type="float">
            <text:p>1.136381</text:p>
          </table:table-cell>
          <table:table-cell office:value-type="float" office:value="0.696583" calcext:value-type="float">
            <text:p>0.696583</text:p>
          </table:table-cell>
          <table:table-cell office:value-type="float" office:value="3.138003" calcext:value-type="float">
            <text:p>3.138003</text:p>
          </table:table-cell>
          <table:table-cell office:value-type="float" office:value="0.32952" calcext:value-type="float">
            <text:p>0.32952</text:p>
          </table:table-cell>
          <table:table-cell office:value-type="float" office:value="0.945014" calcext:value-type="float">
            <text:p>0.945014</text:p>
          </table:table-cell>
          <table:table-cell office:value-type="float" office:value="2.185093" calcext:value-type="float">
            <text:p>2.185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3071" calcext:value-type="float">
            <text:p>0.243071</text:p>
          </table:table-cell>
          <table:table-cell office:value-type="float" office:value="3.269004" calcext:value-type="float">
            <text:p>3.269004</text:p>
          </table:table-cell>
          <table:table-cell office:value-type="float" office:value="1.252394" calcext:value-type="float">
            <text:p>1.252394</text:p>
          </table:table-cell>
          <table:table-cell office:value-type="float" office:value="0.728566" calcext:value-type="float">
            <text:p>0.728566</text:p>
          </table:table-cell>
          <table:table-cell office:value-type="float" office:value="3.175216" calcext:value-type="float">
            <text:p>3.175216</text:p>
          </table:table-cell>
          <table:table-cell office:value-type="float" office:value="0.33885" calcext:value-type="float">
            <text:p>0.33885</text:p>
          </table:table-cell>
          <table:table-cell office:value-type="float" office:value="1.054831" calcext:value-type="float">
            <text:p>1.054831</text:p>
          </table:table-cell>
          <table:table-cell office:value-type="float" office:value="2.195215" calcext:value-type="float">
            <text:p>2.195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744" calcext:value-type="float">
            <text:p>0.242744</text:p>
          </table:table-cell>
          <table:table-cell office:value-type="float" office:value="3.26413" calcext:value-type="float">
            <text:p>3.26413</text:p>
          </table:table-cell>
          <table:table-cell office:value-type="float" office:value="1.104509" calcext:value-type="float">
            <text:p>1.104509</text:p>
          </table:table-cell>
          <table:table-cell office:value-type="float" office:value="0.77434" calcext:value-type="float">
            <text:p>0.77434</text:p>
          </table:table-cell>
          <table:table-cell office:value-type="float" office:value="3.186844" calcext:value-type="float">
            <text:p>3.186844</text:p>
          </table:table-cell>
          <table:table-cell office:value-type="float" office:value="0.338633" calcext:value-type="float">
            <text:p>0.338633</text:p>
          </table:table-cell>
          <table:table-cell office:value-type="float" office:value="1.173527" calcext:value-type="float">
            <text:p>1.173527</text:p>
          </table:table-cell>
          <table:table-cell office:value-type="float" office:value="2.195107" calcext:value-type="float">
            <text:p>2.195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481" calcext:value-type="float">
            <text:p>0.24481</text:p>
          </table:table-cell>
          <table:table-cell office:value-type="float" office:value="3.258787" calcext:value-type="float">
            <text:p>3.258787</text:p>
          </table:table-cell>
          <table:table-cell office:value-type="float" office:value="1.297678" calcext:value-type="float">
            <text:p>1.297678</text:p>
          </table:table-cell>
          <table:table-cell office:value-type="float" office:value="0.844827" calcext:value-type="float">
            <text:p>0.844827</text:p>
          </table:table-cell>
          <table:table-cell office:value-type="float" office:value="3.203185" calcext:value-type="float">
            <text:p>3.203185</text:p>
          </table:table-cell>
          <table:table-cell office:value-type="float" office:value="0.346014" calcext:value-type="float">
            <text:p>0.346014</text:p>
          </table:table-cell>
          <table:table-cell office:value-type="float" office:value="1.26271" calcext:value-type="float">
            <text:p>1.26271</text:p>
          </table:table-cell>
          <table:table-cell office:value-type="float" office:value="2.201216" calcext:value-type="float">
            <text:p>2.201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542" calcext:value-type="float">
            <text:p>0.24542</text:p>
          </table:table-cell>
          <table:table-cell office:value-type="float" office:value="3.254592" calcext:value-type="float">
            <text:p>3.254592</text:p>
          </table:table-cell>
          <table:table-cell office:value-type="float" office:value="1.409098" calcext:value-type="float">
            <text:p>1.409098</text:p>
          </table:table-cell>
          <table:table-cell office:value-type="float" office:value="0.875825" calcext:value-type="float">
            <text:p>0.875825</text:p>
          </table:table-cell>
          <table:table-cell office:value-type="float" office:value="3.230313" calcext:value-type="float">
            <text:p>3.230313</text:p>
          </table:table-cell>
          <table:table-cell office:value-type="float" office:value="0.349714" calcext:value-type="float">
            <text:p>0.349714</text:p>
          </table:table-cell>
          <table:table-cell office:value-type="float" office:value="1.412825" calcext:value-type="float">
            <text:p>1.412825</text:p>
          </table:table-cell>
          <table:table-cell office:value-type="float" office:value="2.227011" calcext:value-type="float">
            <text:p>2.227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9079" calcext:value-type="float">
            <text:p>0.249079</text:p>
          </table:table-cell>
          <table:table-cell office:value-type="float" office:value="3.254937" calcext:value-type="float">
            <text:p>3.254937</text:p>
          </table:table-cell>
          <table:table-cell office:value-type="float" office:value="1.536478" calcext:value-type="float">
            <text:p>1.536478</text:p>
          </table:table-cell>
          <table:table-cell office:value-type="float" office:value="0.91305" calcext:value-type="float">
            <text:p>0.91305</text:p>
          </table:table-cell>
          <table:table-cell office:value-type="float" office:value="3.237713" calcext:value-type="float">
            <text:p>3.237713</text:p>
          </table:table-cell>
          <table:table-cell office:value-type="float" office:value="0.356848" calcext:value-type="float">
            <text:p>0.356848</text:p>
          </table:table-cell>
          <table:table-cell office:value-type="float" office:value="1.443519" calcext:value-type="float">
            <text:p>1.443519</text:p>
          </table:table-cell>
          <table:table-cell office:value-type="float" office:value="2.212191" calcext:value-type="float">
            <text:p>2.212191</text:p>
          </table:table-cell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]/[.B41]-1" office:value-type="float" office:value="0" calcext:value-type="float">
            <text:p>0</text:p>
          </table:table-cell>
          <table:table-cell table:formula="of:=[.C41]/[.C41]-1" office:value-type="float" office:value="0" calcext:value-type="float">
            <text:p>0</text:p>
          </table:table-cell>
          <table:table-cell table:formula="of:=[.D41]/[.D41]-1" office:value-type="float" office:value="0" calcext:value-type="float">
            <text:p>0</text:p>
          </table:table-cell>
          <table:table-cell table:formula="of:=[.E41]/[.E41]-1" office:value-type="float" office:value="0" calcext:value-type="float">
            <text:p>0</text:p>
          </table:table-cell>
          <table:table-cell table:formula="of:=[.F41]/[.F41]-1" office:value-type="float" office:value="0" calcext:value-type="float">
            <text:p>0</text:p>
          </table:table-cell>
          <table:table-cell table:formula="of:=[.G41]/[.G41]-1" office:value-type="float" office:value="0" calcext:value-type="float">
            <text:p>0</text:p>
          </table:table-cell>
          <table:table-cell table:formula="of:=[.H41]/[.H41]-1" office:value-type="float" office:value="0" calcext:value-type="float">
            <text:p>0</text:p>
          </table:table-cell>
          <table:table-cell table:formula="of:=[.I41]/[.I41]-1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table:formula="of:=[.B42]/[.B41]-1" office:value-type="float" office:value="0.01384025840801" calcext:value-type="float">
            <text:p>0.013840</text:p>
          </table:table-cell>
          <table:table-cell table:style-name="ce11" table:formula="of:=[.C42]/[.C41]-1" office:value-type="float" office:value="-0.00158851780804037" calcext:value-type="float">
            <text:p>-0.001589</text:p>
          </table:table-cell>
          <table:table-cell table:style-name="ce11" table:formula="of:=[.D42]/[.D41]-1" office:value-type="float" office:value="0.14462337912181" calcext:value-type="float">
            <text:p>0.144623</text:p>
          </table:table-cell>
          <table:table-cell table:style-name="ce11" table:formula="of:=[.E42]/[.E41]-1" office:value-type="float" office:value="0.0293131480555961" calcext:value-type="float">
            <text:p>0.029313</text:p>
          </table:table-cell>
          <table:table-cell table:style-name="ce11" table:formula="of:=[.F42]/[.F41]-1" office:value-type="float" office:value="0.00968622127424545" calcext:value-type="float">
            <text:p>0.009686</text:p>
          </table:table-cell>
          <table:table-cell table:style-name="ce11" table:formula="of:=[.G42]/[.G41]-1" office:value-type="float" office:value="0.0251490301312967" calcext:value-type="float">
            <text:p>0.025149</text:p>
          </table:table-cell>
          <table:table-cell table:style-name="ce11" table:formula="of:=[.H42]/[.H41]-1" office:value-type="float" office:value="0.14013199450566" calcext:value-type="float">
            <text:p>0.140132</text:p>
          </table:table-cell>
          <table:table-cell table:style-name="ce11" table:formula="of:=[.I42]/[.I41]-1" office:value-type="float" office:value="0.0117258196732883" calcext:value-type="float">
            <text:p>0.011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table:formula="of:=[.B43]/[.B41]-1" office:value-type="float" office:value="0.0211482539655627" calcext:value-type="float">
            <text:p>0.021148</text:p>
          </table:table-cell>
          <table:table-cell table:style-name="ce11" table:formula="of:=[.C43]/[.C41]-1" office:value-type="float" office:value="-0.00508435419680187" calcext:value-type="float">
            <text:p>-0.005084</text:p>
          </table:table-cell>
          <table:table-cell table:style-name="ce11" table:formula="of:=[.D43]/[.D41]-1" office:value-type="float" office:value="0.242137859495289" calcext:value-type="float">
            <text:p>0.242138</text:p>
          </table:table-cell>
          <table:table-cell table:style-name="ce11" table:formula="of:=[.E43]/[.E41]-1" office:value-type="float" office:value="0.101707165857948" calcext:value-type="float">
            <text:p>0.101707</text:p>
          </table:table-cell>
          <table:table-cell table:style-name="ce11" table:formula="of:=[.F43]/[.F41]-1" office:value-type="float" office:value="0.014735641892438" calcext:value-type="float">
            <text:p>0.014736</text:p>
          </table:table-cell>
          <table:table-cell table:style-name="ce11" table:formula="of:=[.G43]/[.G41]-1" office:value-type="float" office:value="0.0306066918125694" calcext:value-type="float">
            <text:p>0.030607</text:p>
          </table:table-cell>
          <table:table-cell table:style-name="ce11" table:formula="of:=[.H43]/[.H41]-1" office:value-type="float" office:value="0.184358676144738" calcext:value-type="float">
            <text:p>0.184359</text:p>
          </table:table-cell>
          <table:table-cell table:style-name="ce11" table:formula="of:=[.I43]/[.I41]-1" office:value-type="float" office:value="0.028252929102037" calcext:value-type="float">
            <text:p>0.0282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44]/[.B41]-1" office:value-type="float" office:value="0.0303722669198749" calcext:value-type="float">
            <text:p>0.030372</text:p>
          </table:table-cell>
          <table:table-cell table:style-name="ce11" table:formula="of:=[.C44]/[.C41]-1" office:value-type="float" office:value="-0.00367017103691936" calcext:value-type="float">
            <text:p>-0.003670</text:p>
          </table:table-cell>
          <table:table-cell table:style-name="ce11" table:formula="of:=[.D44]/[.D41]-1" office:value-type="float" office:value="0.368947564597386" calcext:value-type="float">
            <text:p>0.368948</text:p>
          </table:table-cell>
          <table:table-cell table:style-name="ce11" table:formula="of:=[.E44]/[.E41]-1" office:value-type="float" office:value="0.152291088069134" calcext:value-type="float">
            <text:p>0.152291</text:p>
          </table:table-cell>
          <table:table-cell table:style-name="ce11" table:formula="of:=[.F44]/[.F41]-1" office:value-type="float" office:value="0.0267692050986374" calcext:value-type="float">
            <text:p>0.026769</text:p>
          </table:table-cell>
          <table:table-cell table:style-name="ce11" table:formula="of:=[.G44]/[.G41]-1" office:value-type="float" office:value="0.0597871981084279" calcext:value-type="float">
            <text:p>0.059787</text:p>
          </table:table-cell>
          <table:table-cell table:style-name="ce11" table:formula="of:=[.H44]/[.H41]-1" office:value-type="float" office:value="0.321989141659732" calcext:value-type="float">
            <text:p>0.321989</text:p>
          </table:table-cell>
          <table:table-cell table:style-name="ce11" table:formula="of:=[.I44]/[.I41]-1" office:value-type="float" office:value="0.0330161021790505" calcext:value-type="float">
            <text:p>0.033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45]/[.B41]-1" office:value-type="float" office:value="0.0289861215908032" calcext:value-type="float">
            <text:p>0.028986</text:p>
          </table:table-cell>
          <table:table-cell table:style-name="ce11" table:formula="of:=[.C45]/[.C41]-1" office:value-type="float" office:value="-0.00515567291650276" calcext:value-type="float">
            <text:p>-0.005156</text:p>
          </table:table-cell>
          <table:table-cell table:style-name="ce11" table:formula="of:=[.D45]/[.D41]-1" office:value-type="float" office:value="0.207299704107409" calcext:value-type="float">
            <text:p>0.207300</text:p>
          </table:table-cell>
          <table:table-cell table:style-name="ce11" table:formula="of:=[.E45]/[.E41]-1" office:value-type="float" office:value="0.224686687459274" calcext:value-type="float">
            <text:p>0.224687</text:p>
          </table:table-cell>
          <table:table-cell table:style-name="ce11" table:formula="of:=[.F45]/[.F41]-1" office:value-type="float" office:value="0.0305293500200812" calcext:value-type="float">
            <text:p>0.030529</text:p>
          </table:table-cell>
          <table:table-cell table:style-name="ce11" table:formula="of:=[.G45]/[.G41]-1" office:value-type="float" office:value="0.0591085089480632" calcext:value-type="float">
            <text:p>0.059109</text:p>
          </table:table-cell>
          <table:table-cell table:style-name="ce11" table:formula="of:=[.H45]/[.H41]-1" office:value-type="float" office:value="0.470747400715869" calcext:value-type="float">
            <text:p>0.470747</text:p>
          </table:table-cell>
          <table:table-cell table:style-name="ce11" table:formula="of:=[.I45]/[.I41]-1" office:value-type="float" office:value="0.0329652799411215" calcext:value-type="float">
            <text:p>0.0329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46]/[.B41]-1" office:value-type="float" office:value="0.03774384712555" calcext:value-type="float">
            <text:p>0.037744</text:p>
          </table:table-cell>
          <table:table-cell table:style-name="ce11" table:formula="of:=[.C46]/[.C41]-1" office:value-type="float" office:value="-0.00678411701634174" calcext:value-type="float">
            <text:p>-0.006784</text:p>
          </table:table-cell>
          <table:table-cell table:style-name="ce11" table:formula="of:=[.D46]/[.D41]-1" office:value-type="float" office:value="0.41844590259264" calcext:value-type="float">
            <text:p>0.418446</text:p>
          </table:table-cell>
          <table:table-cell table:style-name="ce11" table:formula="of:=[.E46]/[.E41]-1" office:value-type="float" office:value="0.336168065844663" calcext:value-type="float">
            <text:p>0.336168</text:p>
          </table:table-cell>
          <table:table-cell table:style-name="ce11" table:formula="of:=[.F46]/[.F41]-1" office:value-type="float" office:value="0.0358135371684569" calcext:value-type="float">
            <text:p>0.035814</text:p>
          </table:table-cell>
          <table:table-cell table:style-name="ce11" table:formula="of:=[.G46]/[.G41]-1" office:value-type="float" office:value="0.0821933231999099" calcext:value-type="float">
            <text:p>0.082193</text:p>
          </table:table-cell>
          <table:table-cell table:style-name="ce11" table:formula="of:=[.H46]/[.H41]-1" office:value-type="float" office:value="0.582517871644993" calcext:value-type="float">
            <text:p>0.582518</text:p>
          </table:table-cell>
          <table:table-cell table:style-name="ce11" table:formula="of:=[.I46]/[.I41]-1" office:value-type="float" office:value="0.0358400304180506" calcext:value-type="float">
            <text:p>0.0358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47]/[.B41]-1" office:value-type="float" office:value="0.0403296228158674" calcext:value-type="float">
            <text:p>0.040330</text:p>
          </table:table-cell>
          <table:table-cell table:style-name="ce11" table:formula="of:=[.C47]/[.C41]-1" office:value-type="float" office:value="-0.008062672696451" calcext:value-type="float">
            <text:p>-0.008063</text:p>
          </table:table-cell>
          <table:table-cell table:style-name="ce11" table:formula="of:=[.D47]/[.D41]-1" office:value-type="float" office:value="0.540235161921127" calcext:value-type="float">
            <text:p>0.540235</text:p>
          </table:table-cell>
          <table:table-cell table:style-name="ce11" table:formula="of:=[.E47]/[.E41]-1" office:value-type="float" office:value="0.385194124085052" calcext:value-type="float">
            <text:p>0.385194</text:p>
          </table:table-cell>
          <table:table-cell table:style-name="ce11" table:formula="of:=[.F47]/[.F41]-1" office:value-type="float" office:value="0.0445859151723205" calcext:value-type="float">
            <text:p>0.044586</text:p>
          </table:table-cell>
          <table:table-cell table:style-name="ce11" table:formula="of:=[.G47]/[.G41]-1" office:value-type="float" office:value="0.0937654425240981" calcext:value-type="float">
            <text:p>0.093765</text:p>
          </table:table-cell>
          <table:table-cell table:style-name="ce11" table:formula="of:=[.H47]/[.H41]-1" office:value-type="float" office:value="0.770652653425441" calcext:value-type="float">
            <text:p>0.770653</text:p>
          </table:table-cell>
          <table:table-cell table:style-name="ce11" table:formula="of:=[.I47]/[.I41]-1" office:value-type="float" office:value="0.0479785454863735" calcext:value-type="float">
            <text:p>0.047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48]/[.B41]-1" office:value-type="float" office:value="0.0558400379812298" calcext:value-type="float">
            <text:p>0.055840</text:p>
          </table:table-cell>
          <table:table-cell table:style-name="ce11" table:formula="of:=[.C48]/[.C41]-1" office:value-type="float" office:value="-0.00795752330202015" calcext:value-type="float">
            <text:p>-0.007958</text:p>
          </table:table-cell>
          <table:table-cell table:style-name="ce11" table:formula="of:=[.D48]/[.D41]-1" office:value-type="float" office:value="0.679469732494297" calcext:value-type="float">
            <text:p>0.679470</text:p>
          </table:table-cell>
          <table:table-cell table:style-name="ce11" table:formula="of:=[.E48]/[.E41]-1" office:value-type="float" office:value="0.444068729478899" calcext:value-type="float">
            <text:p>0.444069</text:p>
          </table:table-cell>
          <table:table-cell table:style-name="ce11" table:formula="of:=[.F48]/[.F41]-1" office:value-type="float" office:value="0.0469788522568306" calcext:value-type="float">
            <text:p>0.046979</text:p>
          </table:table-cell>
          <table:table-cell table:style-name="ce11" table:formula="of:=[.G48]/[.G41]-1" office:value-type="float" office:value="0.11607773962106" calcext:value-type="float">
            <text:p>0.116078</text:p>
          </table:table-cell>
          <table:table-cell table:style-name="ce11" table:formula="of:=[.H48]/[.H41]-1" office:value-type="float" office:value="0.80912055464763" calcext:value-type="float">
            <text:p>0.809121</text:p>
          </table:table-cell>
          <table:table-cell table:style-name="ce11" table:formula="of:=[.I48]/[.I41]-1" office:value-type="float" office:value="0.0410046050594477" calcext:value-type="float">
            <text:p>0.04100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AMPM</text:p>
          </table:table-cell>
          <table:table-cell table:style-name="ce8" table:number-columns-repeated="7"/>
          <table:table-cell table:style-name="ce8" office:value-type="string" calcext:value-type="string">
            <text:p>Version 28Feb</text:p>
          </table:table-cell>
        </table:table-row>
        <table:table-row table:style-name="ro1">
          <table:table-cell table:style-name="ce4" office:value-type="string" calcext:value-type="string">
            <text:p>Degree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715" calcext:value-type="float">
            <text:p>0.335715</text:p>
          </table:table-cell>
          <table:table-cell office:value-type="float" office:value="3.450594" calcext:value-type="float">
            <text:p>3.450594</text:p>
          </table:table-cell>
          <table:table-cell office:value-type="float" office:value="1.937708" calcext:value-type="float">
            <text:p>1.937708</text:p>
          </table:table-cell>
          <table:table-cell office:value-type="float" office:value="1.525874" calcext:value-type="float">
            <text:p>1.525874</text:p>
          </table:table-cell>
          <table:table-cell office:value-type="float" office:value="3.203277" calcext:value-type="float">
            <text:p>3.203277</text:p>
          </table:table-cell>
          <table:table-cell office:value-type="float" office:value="0.368719" calcext:value-type="float">
            <text:p>0.368719</text:p>
          </table:table-cell>
          <table:table-cell office:value-type="float" office:value="1.224713" calcext:value-type="float">
            <text:p>1.224713</text:p>
          </table:table-cell>
          <table:table-cell office:value-type="float" office:value="2.253895" calcext:value-type="float">
            <text:p>2.253895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815" calcext:value-type="float">
            <text:p>0.336815</text:p>
          </table:table-cell>
          <table:table-cell office:value-type="float" office:value="3.452631" calcext:value-type="float">
            <text:p>3.452631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4395" calcext:value-type="float">
            <text:p>1.624395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603" calcext:value-type="float">
            <text:p>0.371603</text:p>
          </table:table-cell>
          <table:table-cell office:value-type="float" office:value="1.177319" calcext:value-type="float">
            <text:p>1.177319</text:p>
          </table:table-cell>
          <table:table-cell office:value-type="float" office:value="2.268269" calcext:value-type="float">
            <text:p>2.268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6798" calcext:value-type="float">
            <text:p>0.336798</text:p>
          </table:table-cell>
          <table:table-cell office:value-type="float" office:value="3.452292" calcext:value-type="float">
            <text:p>3.452292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7697" calcext:value-type="float">
            <text:p>3.267697</text:p>
          </table:table-cell>
          <table:table-cell office:value-type="float" office:value="0.371421" calcext:value-type="float">
            <text:p>0.371421</text:p>
          </table:table-cell>
          <table:table-cell office:value-type="float" office:value="1.174515" calcext:value-type="float">
            <text:p>1.174515</text:p>
          </table:table-cell>
          <table:table-cell office:value-type="float" office:value="2.268571" calcext:value-type="float">
            <text:p>2.26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6173" calcext:value-type="float">
            <text:p>0.336173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206" calcext:value-type="float">
            <text:p>0.371206</text:p>
          </table:table-cell>
          <table:table-cell office:value-type="float" office:value="1.175892" calcext:value-type="float">
            <text:p>1.175892</text:p>
          </table:table-cell>
          <table:table-cell office:value-type="float" office:value="2.267902" calcext:value-type="float">
            <text:p>2.267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931" calcext:value-type="float">
            <text:p>0.335931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034" calcext:value-type="float">
            <text:p>0.371034</text:p>
          </table:table-cell>
          <table:table-cell office:value-type="float" office:value="1.173816" calcext:value-type="float">
            <text:p>1.173816</text:p>
          </table:table-cell>
          <table:table-cell office:value-type="float" office:value="2.26846" calcext:value-type="float">
            <text:p>2.26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6406" calcext:value-type="float">
            <text:p>0.336406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436" calcext:value-type="float">
            <text:p>0.371436</text:p>
          </table:table-cell>
          <table:table-cell office:value-type="float" office:value="1.174824" calcext:value-type="float">
            <text:p>1.17482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599" calcext:value-type="float">
            <text:p>0.336599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158" calcext:value-type="float">
            <text:p>0.371158</text:p>
          </table:table-cell>
          <table:table-cell office:value-type="float" office:value="1.174784" calcext:value-type="float">
            <text:p>1.17478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table:style-name="ce6"/>
          <table:table-cell table:number-columns-repeated="8"/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2]/[.B62]-1" office:value-type="float" office:value="0" calcext:value-type="float">
            <text:p>0</text:p>
          </table:table-cell>
          <table:table-cell table:formula="of:=[.C62]/[.C62]-1" office:value-type="float" office:value="0" calcext:value-type="float">
            <text:p>0</text:p>
          </table:table-cell>
          <table:table-cell table:formula="of:=[.D62]/[.D62]-1" office:value-type="float" office:value="0" calcext:value-type="float">
            <text:p>0</text:p>
          </table:table-cell>
          <table:table-cell table:formula="of:=[.E62]/[.E62]-1" office:value-type="float" office:value="0" calcext:value-type="float">
            <text:p>0</text:p>
          </table:table-cell>
          <table:table-cell table:formula="of:=[.F62]/[.F62]-1" office:value-type="float" office:value="0" calcext:value-type="float">
            <text:p>0</text:p>
          </table:table-cell>
          <table:table-cell table:formula="of:=[.G62]/[.G62]-1" office:value-type="float" office:value="0" calcext:value-type="float">
            <text:p>0</text:p>
          </table:table-cell>
          <table:table-cell table:formula="of:=[.H62]/[.H62]-1" office:value-type="float" office:value="0" calcext:value-type="float">
            <text:p>0</text:p>
          </table:table-cell>
          <table:table-cell table:formula="of:=[.I62]/[.I6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63]/[.B62]-1" office:value-type="float" office:value="0.00949317129112481" calcext:value-type="float">
            <text:p>0.009493</text:p>
          </table:table-cell>
          <table:table-cell table:style-name="ce10" table:formula="of:=[.C63]/[.C62]-1" office:value-type="float" office:value="0.000135628822167888" calcext:value-type="float">
            <text:p>0.000136</text:p>
          </table:table-cell>
          <table:table-cell table:style-name="ce10" table:formula="of:=[.D63]/[.D62]-1" office:value-type="float" office:value="0.0487622490075905" calcext:value-type="float">
            <text:p>0.048762</text:p>
          </table:table-cell>
          <table:table-cell table:style-name="ce10" table:formula="of:=[.E63]/[.E62]-1" office:value-type="float" office:value="0.063321742162197" calcext:value-type="float">
            <text:p>0.063322</text:p>
          </table:table-cell>
          <table:table-cell table:style-name="ce10" table:formula="of:=[.F63]/[.F62]-1" office:value-type="float" office:value="0.0203947395120685" calcext:value-type="float">
            <text:p>0.020395</text:p>
          </table:table-cell>
          <table:table-cell table:style-name="ce10" table:formula="of:=[.G63]/[.G62]-1" office:value-type="float" office:value="0.010224588372175" calcext:value-type="float">
            <text:p>0.010225</text:p>
          </table:table-cell>
          <table:table-cell table:style-name="ce10" table:formula="of:=[.H63]/[.H62]-1" office:value-type="float" office:value="-0.0369090554276797" calcext:value-type="float">
            <text:p>-0.036909</text:p>
          </table:table-cell>
          <table:table-cell table:style-name="ce10" table:formula="of:=[.I63]/[.I62]-1" office:value-type="float" office:value="0.00683350377901371" calcext:value-type="float">
            <text:p>0.006834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table:formula="of:=[.B64]/[.B62]-1" office:value-type="float" office:value="0.00327658877321535" calcext:value-type="float">
            <text:p>0.003277</text:p>
          </table:table-cell>
          <table:table-cell table:style-name="ce10" table:formula="of:=[.C64]/[.C62]-1" office:value-type="float" office:value="0.000590333142641564" calcext:value-type="float">
            <text:p>0.000590</text:p>
          </table:table-cell>
          <table:table-cell table:style-name="ce10" table:formula="of:=[.D64]/[.D62]-1" office:value-type="float" office:value="0.0422230800512771" calcext:value-type="float">
            <text:p>0.042223</text:p>
          </table:table-cell>
          <table:table-cell table:style-name="ce10" table:formula="of:=[.E64]/[.E62]-1" office:value-type="float" office:value="0.0645669301659244" calcext:value-type="float">
            <text:p>0.064567</text:p>
          </table:table-cell>
          <table:table-cell table:style-name="ce10" table:formula="of:=[.F64]/[.F62]-1" office:value-type="float" office:value="0.0204387569354758" calcext:value-type="float">
            <text:p>0.020439</text:p>
          </table:table-cell>
          <table:table-cell table:style-name="ce10" table:formula="of:=[.G64]/[.G62]-1" office:value-type="float" office:value="0.00782167450009363" calcext:value-type="float">
            <text:p>0.007822</text:p>
          </table:table-cell>
          <table:table-cell table:style-name="ce10" table:formula="of:=[.H64]/[.H62]-1" office:value-type="float" office:value="-0.0386980459911832" calcext:value-type="float">
            <text:p>-0.038698</text:p>
          </table:table-cell>
          <table:table-cell table:style-name="ce10" table:formula="of:=[.I64]/[.I62]-1" office:value-type="float" office:value="0.00637740444874324" calcext:value-type="float">
            <text:p>0.006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65]/[.B62]-1" office:value-type="float" office:value="0.00322595058308384" calcext:value-type="float">
            <text:p>0.003226</text:p>
          </table:table-cell>
          <table:table-cell table:style-name="ce10" table:formula="of:=[.C65]/[.C62]-1" office:value-type="float" office:value="0.00049208918812238" calcext:value-type="float">
            <text:p>0.000492</text:p>
          </table:table-cell>
          <table:table-cell table:style-name="ce10" table:formula="of:=[.D65]/[.D62]-1" office:value-type="float" office:value="0.0422230800512771" calcext:value-type="float">
            <text:p>0.042223</text:p>
          </table:table-cell>
          <table:table-cell table:style-name="ce10" table:formula="of:=[.E65]/[.E62]-1" office:value-type="float" office:value="0.0632313021913999" calcext:value-type="float">
            <text:p>0.063231</text:p>
          </table:table-cell>
          <table:table-cell table:style-name="ce10" table:formula="of:=[.F65]/[.F62]-1" office:value-type="float" office:value="0.0201106554319217" calcext:value-type="float">
            <text:p>0.020111</text:p>
          </table:table-cell>
          <table:table-cell table:style-name="ce10" table:formula="of:=[.G65]/[.G62]-1" office:value-type="float" office:value="0.00732807368212662" calcext:value-type="float">
            <text:p>0.007328</text:p>
          </table:table-cell>
          <table:table-cell table:style-name="ce10" table:formula="of:=[.H65]/[.H62]-1" office:value-type="float" office:value="-0.0409875619839096" calcext:value-type="float">
            <text:p>-0.040988</text:p>
          </table:table-cell>
          <table:table-cell table:style-name="ce10" table:formula="of:=[.I65]/[.I62]-1" office:value-type="float" office:value="0.00651139471891993" calcext:value-type="float">
            <text:p>0.006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66]/[.B62]-1" office:value-type="float" office:value="0.0013642524164843" calcext:value-type="float">
            <text:p>0.001364</text:p>
          </table:table-cell>
          <table:table-cell table:style-name="ce10" table:formula="of:=[.C66]/[.C62]-1" office:value-type="float" office:value="0.000443112113450495" calcext:value-type="float">
            <text:p>0.000443</text:p>
          </table:table-cell>
          <table:table-cell table:style-name="ce10" table:formula="of:=[.D66]/[.D62]-1" office:value-type="float" office:value="0.0422230800512771" calcext:value-type="float">
            <text:p>0.042223</text:p>
          </table:table-cell>
          <table:table-cell table:style-name="ce10" table:formula="of:=[.E66]/[.E62]-1" office:value-type="float" office:value="0.0632313021913999" calcext:value-type="float">
            <text:p>0.063231</text:p>
          </table:table-cell>
          <table:table-cell table:style-name="ce10" table:formula="of:=[.F66]/[.F62]-1" office:value-type="float" office:value="0.0204387569354758" calcext:value-type="float">
            <text:p>0.020439</text:p>
          </table:table-cell>
          <table:table-cell table:style-name="ce10" table:formula="of:=[.G66]/[.G62]-1" office:value-type="float" office:value="0.00674497381474781" calcext:value-type="float">
            <text:p>0.006745</text:p>
          </table:table-cell>
          <table:table-cell table:style-name="ce10" table:formula="of:=[.H66]/[.H62]-1" office:value-type="float" office:value="-0.0398632169332733" calcext:value-type="float">
            <text:p>-0.039863</text:p>
          </table:table-cell>
          <table:table-cell table:style-name="ce10" table:formula="of:=[.I66]/[.I62]-1" office:value-type="float" office:value="0.00621457521313107" calcext:value-type="float">
            <text:p>0.006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67]/[.B62]-1" office:value-type="float" office:value="0.000643402886376876" calcext:value-type="float">
            <text:p>0.000643</text:p>
          </table:table-cell>
          <table:table-cell table:style-name="ce10" table:formula="of:=[.C67]/[.C62]-1" office:value-type="float" office:value="0.000443112113450495" calcext:value-type="float">
            <text:p>0.000443</text:p>
          </table:table-cell>
          <table:table-cell table:style-name="ce10" table:formula="of:=[.D67]/[.D62]-1" office:value-type="float" office:value="0.0422230800512771" calcext:value-type="float">
            <text:p>0.042223</text:p>
          </table:table-cell>
          <table:table-cell table:style-name="ce10" table:formula="of:=[.E67]/[.E62]-1" office:value-type="float" office:value="0.0632313021913999" calcext:value-type="float">
            <text:p>0.063231</text:p>
          </table:table-cell>
          <table:table-cell table:style-name="ce10" table:formula="of:=[.F67]/[.F62]-1" office:value-type="float" office:value="0.0198334393185478" calcext:value-type="float">
            <text:p>0.019833</text:p>
          </table:table-cell>
          <table:table-cell table:style-name="ce10" table:formula="of:=[.G67]/[.G62]-1" office:value-type="float" office:value="0.0062784939208449" calcext:value-type="float">
            <text:p>0.006278</text:p>
          </table:table-cell>
          <table:table-cell table:style-name="ce10" table:formula="of:=[.H67]/[.H62]-1" office:value-type="float" office:value="-0.0415583079464331" calcext:value-type="float">
            <text:p>-0.041558</text:p>
          </table:table-cell>
          <table:table-cell table:style-name="ce10" table:formula="of:=[.I67]/[.I62]-1" office:value-type="float" office:value="0.00646214663948408" calcext:value-type="float">
            <text:p>0.006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68]/[.B62]-1" office:value-type="float" office:value="0.00205829349299247" calcext:value-type="float">
            <text:p>0.002058</text:p>
          </table:table-cell>
          <table:table-cell table:style-name="ce10" table:formula="of:=[.C68]/[.C62]-1" office:value-type="float" office:value="0.000443112113450495" calcext:value-type="float">
            <text:p>0.000443</text:p>
          </table:table-cell>
          <table:table-cell table:style-name="ce10" table:formula="of:=[.D68]/[.D62]-1" office:value-type="float" office:value="0.0422230800512771" calcext:value-type="float">
            <text:p>0.042223</text:p>
          </table:table-cell>
          <table:table-cell table:style-name="ce10" table:formula="of:=[.E68]/[.E62]-1" office:value-type="float" office:value="0.0632313021913999" calcext:value-type="float">
            <text:p>0.063231</text:p>
          </table:table-cell>
          <table:table-cell table:style-name="ce10" table:formula="of:=[.F68]/[.F62]-1" office:value-type="float" office:value="0.0198334393185478" calcext:value-type="float">
            <text:p>0.019833</text:p>
          </table:table-cell>
          <table:table-cell table:style-name="ce10" table:formula="of:=[.G68]/[.G62]-1" office:value-type="float" office:value="0.00736875506822265" calcext:value-type="float">
            <text:p>0.007369</text:p>
          </table:table-cell>
          <table:table-cell table:style-name="ce10" table:formula="of:=[.H68]/[.H62]-1" office:value-type="float" office:value="-0.0407352579747254" calcext:value-type="float">
            <text:p>-0.040735</text:p>
          </table:table-cell>
          <table:table-cell table:style-name="ce10" table:formula="of:=[.I68]/[.I62]-1" office:value-type="float" office:value="0.00659170014574784" calcext:value-type="float">
            <text:p>0.006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69]/[.B62]-1" office:value-type="float" office:value="0.00263318588683847" calcext:value-type="float">
            <text:p>0.002633</text:p>
          </table:table-cell>
          <table:table-cell table:style-name="ce10" table:formula="of:=[.C69]/[.C62]-1" office:value-type="float" office:value="0.000443112113450495" calcext:value-type="float">
            <text:p>0.000443</text:p>
          </table:table-cell>
          <table:table-cell table:style-name="ce10" table:formula="of:=[.D69]/[.D62]-1" office:value-type="float" office:value="0.0422230800512771" calcext:value-type="float">
            <text:p>0.042223</text:p>
          </table:table-cell>
          <table:table-cell table:style-name="ce10" table:formula="of:=[.E69]/[.E62]-1" office:value-type="float" office:value="0.0632313021913999" calcext:value-type="float">
            <text:p>0.063231</text:p>
          </table:table-cell>
          <table:table-cell table:style-name="ce10" table:formula="of:=[.F69]/[.F62]-1" office:value-type="float" office:value="0.0198334393185478" calcext:value-type="float">
            <text:p>0.019833</text:p>
          </table:table-cell>
          <table:table-cell table:style-name="ce10" table:formula="of:=[.G69]/[.G62]-1" office:value-type="float" office:value="0.00661479337923998" calcext:value-type="float">
            <text:p>0.006615</text:p>
          </table:table-cell>
          <table:table-cell table:style-name="ce10" table:formula="of:=[.H69]/[.H62]-1" office:value-type="float" office:value="-0.0407679186878884" calcext:value-type="float">
            <text:p>-0.040768</text:p>
          </table:table-cell>
          <table:table-cell table:style-name="ce10" table:formula="of:=[.I69]/[.I62]-1" office:value-type="float" office:value="0.00659170014574784" calcext:value-type="float">
            <text:p>0.006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22:32:37.718936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01T22:38:37.376383691</dc:date>
    <meta:editing-duration>PT10H4M30S</meta:editing-duration>
    <meta:editing-cycles>46</meta:editing-cycles>
    <meta:generator>LibreOffice/4.2.7.2$Linux_X86_64 LibreOffice_project/420m0$Build-2</meta:generator>
    <meta:document-statistic meta:table-count="1" meta:cell-count="566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954cm" svg:y="0.943cm" style:legend-expansion="high" chart:style-name="ch2"/>
        <chart:plot-area chart:style-name="ch3" table:cell-range-address="Sheet1.B18:Sheet1.I18 Sheet1.A29:Sheet1.I36" chart:data-source-has-labels="both" svg:x="0.318cm" svg:y="0.123cm" svg:width="14.318cm" svg:height="5.94cm">
          <chartooo:coordinate-region svg:x="2.262cm" svg:y="0.336cm" svg:width="12.374cm" svg:height="5.515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I29" chart:label-cell-address="Sheet1.A29:Sheet1.A29" chart:class="chart:bar">
            <chart:data-point chart:repeated="8"/>
          </chart:series>
          <chart:series chart:style-name="ch8" chart:values-cell-range-address="Sheet1.B30:Sheet1.I30" chart:label-cell-address="Sheet1.A30:Sheet1.A30" chart:class="chart:bar">
            <chart:data-point chart:repeated="8"/>
          </chart:series>
          <chart:series chart:style-name="ch9" chart:values-cell-range-address="Sheet1.B31:Sheet1.I31" chart:label-cell-address="Sheet1.A31:Sheet1.A31" chart:class="chart:bar">
            <chart:data-point chart:repeated="8"/>
          </chart:series>
          <chart:series chart:style-name="ch10" chart:values-cell-range-address="Sheet1.B32:Sheet1.I32" chart:label-cell-address="Sheet1.A32:Sheet1.A32" chart:class="chart:bar">
            <chart:data-point chart:repeated="8"/>
          </chart:series>
          <chart:series chart:style-name="ch11" chart:values-cell-range-address="Sheet1.B33:Sheet1.I33" chart:label-cell-address="Sheet1.A33:Sheet1.A33" chart:class="chart:bar">
            <chart:data-point chart:repeated="8"/>
          </chart:series>
          <chart:series chart:style-name="ch12" chart:values-cell-range-address="Sheet1.B34:Sheet1.I34" chart:label-cell-address="Sheet1.A34:Sheet1.A34" chart:class="chart:bar">
            <chart:data-point chart:repeated="8"/>
          </chart:series>
          <chart:series chart:style-name="ch13" chart:values-cell-range-address="Sheet1.B35:Sheet1.I35" chart:label-cell-address="Sheet1.A35:Sheet1.A35" chart:class="chart:bar">
            <chart:data-point chart:repeated="8"/>
          </chart:series>
          <chart:series chart:style-name="ch14" chart:values-cell-range-address="Sheet1.B36:Sheet1.I36" chart:label-cell-address="Sheet1.A36:Sheet1.A36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9:Sheet1.A29</svg:desc>
                </draw:g>
              </table:table-cell>
              <table:table-cell office:value-type="float" office:value="0">
                <text:p>0</text:p>
                <draw:g>
                  <svg:desc>Sheet1.B29:Sheet1.I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0:Sheet1.A30</svg:desc>
                </draw:g>
              </table:table-cell>
              <table:table-cell office:value-type="float" office:value="0.0115351134684294">
                <text:p>0.0115351134684294</text:p>
                <draw:g>
                  <svg:desc>Sheet1.B30:Sheet1.I30</svg:desc>
                </draw:g>
              </table:table-cell>
              <table:table-cell office:value-type="float" office:value="0.000662029724192825">
                <text:p>0.000662029724192825</text:p>
              </table:table-cell>
              <table:table-cell office:value-type="float" office:value="0.0807463093204648">
                <text:p>0.0807463093204648</text:p>
              </table:table-cell>
              <table:table-cell office:value-type="float" office:value="-0.0934315869817677">
                <text:p>-0.0934315869817677</text:p>
              </table:table-cell>
              <table:table-cell office:value-type="float" office:value="-0.000165531911248018">
                <text:p>-0.000165531911248018</text:p>
              </table:table-cell>
              <table:table-cell office:value-type="float" office:value="0.0080871821608568">
                <text:p>0.0080871821608568</text:p>
              </table:table-cell>
              <table:table-cell office:value-type="float" office:value="0.130401058649113">
                <text:p>0.130401058649113</text:p>
              </table:table-cell>
              <table:table-cell office:value-type="float" office:value="-0.0060338839455506">
                <text:p>-0.0060338839455506</text:p>
              </table:table-cell>
            </table:table-row>
            <table:table-row>
              <table:table-cell office:value-type="string">
                <text:p>3</text:p>
                <draw:g>
                  <svg:desc>Sheet1.A31:Sheet1.A31</svg:desc>
                </draw:g>
              </table:table-cell>
              <table:table-cell office:value-type="float" office:value="0.0223252424236289">
                <text:p>0.0223252424236289</text:p>
                <draw:g>
                  <svg:desc>Sheet1.B31:Sheet1.I31</svg:desc>
                </draw:g>
              </table:table-cell>
              <table:table-cell office:value-type="float" office:value="-0.0000170140727649981">
                <text:p>-0.0000170140727649981</text:p>
              </table:table-cell>
              <table:table-cell office:value-type="float" office:value="0.211704458507283">
                <text:p>0.211704458507283</text:p>
              </table:table-cell>
              <table:table-cell office:value-type="float" office:value="-0.07506288753288">
                <text:p>-0.07506288753288</text:p>
              </table:table-cell>
              <table:table-cell office:value-type="float" office:value="-0.00773257386517312">
                <text:p>-0.00773257386517312</text:p>
              </table:table-cell>
              <table:table-cell office:value-type="float" office:value="0.0228202961604613">
                <text:p>0.0228202961604613</text:p>
              </table:table-cell>
              <table:table-cell office:value-type="float" office:value="0.212173741014571">
                <text:p>0.212173741014571</text:p>
              </table:table-cell>
              <table:table-cell office:value-type="float" office:value="-0.00144618264717455">
                <text:p>-0.00144618264717455</text:p>
              </table:table-cell>
            </table:table-row>
            <table:table-row>
              <table:table-cell office:value-type="string">
                <text:p>4</text:p>
                <draw:g>
                  <svg:desc>Sheet1.A32:Sheet1.A32</svg:desc>
                </draw:g>
              </table:table-cell>
              <table:table-cell office:value-type="float" office:value="0.040071259388222">
                <text:p>0.040071259388222</text:p>
                <draw:g>
                  <svg:desc>Sheet1.B32:Sheet1.I32</svg:desc>
                </draw:g>
              </table:table-cell>
              <table:table-cell office:value-type="float" office:value="0.00152610156246902">
                <text:p>0.00152610156246902</text:p>
              </table:table-cell>
              <table:table-cell office:value-type="float" office:value="0.257892401335806">
                <text:p>0.257892401335806</text:p>
              </table:table-cell>
              <table:table-cell office:value-type="float" office:value="0.0409538387042501">
                <text:p>0.0409538387042501</text:p>
              </table:table-cell>
              <table:table-cell office:value-type="float" office:value="0.000738621134477979">
                <text:p>0.000738621134477979</text:p>
              </table:table-cell>
              <table:table-cell office:value-type="float" office:value="0.0357466036232015">
                <text:p>0.0357466036232015</text:p>
              </table:table-cell>
              <table:table-cell office:value-type="float" office:value="0.264708117556373">
                <text:p>0.264708117556373</text:p>
              </table:table-cell>
              <table:table-cell office:value-type="float" office:value="0.0022624217979581">
                <text:p>0.0022624217979581</text:p>
              </table:table-cell>
            </table:table-row>
            <table:table-row>
              <table:table-cell office:value-type="string">
                <text:p>5</text:p>
                <draw:g>
                  <svg:desc>Sheet1.A33:Sheet1.A33</svg:desc>
                </draw:g>
              </table:table-cell>
              <table:table-cell office:value-type="float" office:value="0.0487681438144019">
                <text:p>0.0487681438144019</text:p>
                <draw:g>
                  <svg:desc>Sheet1.B33:Sheet1.I33</svg:desc>
                </draw:g>
              </table:table-cell>
              <table:table-cell office:value-type="float" office:value="0.000373701955372674">
                <text:p>0.000373701955372674</text:p>
              </table:table-cell>
              <table:table-cell office:value-type="float" office:value="0.326934089007004">
                <text:p>0.326934089007004</text:p>
              </table:table-cell>
              <table:table-cell office:value-type="float" office:value="0.101355621304203">
                <text:p>0.101355621304203</text:p>
              </table:table-cell>
              <table:table-cell office:value-type="float" office:value="0.00746301080822409">
                <text:p>0.00746301080822409</text:p>
              </table:table-cell>
              <table:table-cell office:value-type="float" office:value="0.0404209289922035">
                <text:p>0.0404209289922035</text:p>
              </table:table-cell>
              <table:table-cell office:value-type="float" office:value="0.349396427662395">
                <text:p>0.349396427662395</text:p>
              </table:table-cell>
              <table:table-cell office:value-type="float" office:value="0.011653726937942">
                <text:p>0.011653726937942</text:p>
              </table:table-cell>
            </table:table-row>
            <table:table-row>
              <table:table-cell office:value-type="string">
                <text:p>6</text:p>
                <draw:g>
                  <svg:desc>Sheet1.A34:Sheet1.A34</svg:desc>
                </draw:g>
              </table:table-cell>
              <table:table-cell office:value-type="float" office:value="0.0512946130331802">
                <text:p>0.0512946130331802</text:p>
                <draw:g>
                  <svg:desc>Sheet1.B34:Sheet1.I34</svg:desc>
                </draw:g>
              </table:table-cell>
              <table:table-cell office:value-type="float" office:value="0.00139059662580543">
                <text:p>0.00139059662580543</text:p>
              </table:table-cell>
              <table:table-cell office:value-type="float" office:value="0.472650062075525">
                <text:p>0.472650062075525</text:p>
              </table:table-cell>
              <table:table-cell office:value-type="float" office:value="0.147709785833583">
                <text:p>0.147709785833583</text:p>
              </table:table-cell>
              <table:table-cell office:value-type="float" office:value="0.0115872337873579">
                <text:p>0.0115872337873579</text:p>
              </table:table-cell>
              <table:table-cell office:value-type="float" office:value="0.042910906159922">
                <text:p>0.042910906159922</text:p>
              </table:table-cell>
              <table:table-cell office:value-type="float" office:value="0.421003617694495">
                <text:p>0.421003617694495</text:p>
              </table:table-cell>
              <table:table-cell office:value-type="float" office:value="0.0117188620933892">
                <text:p>0.0117188620933892</text:p>
              </table:table-cell>
            </table:table-row>
            <table:table-row>
              <table:table-cell office:value-type="string">
                <text:p>7</text:p>
                <draw:g>
                  <svg:desc>Sheet1.A35:Sheet1.A35</svg:desc>
                </draw:g>
              </table:table-cell>
              <table:table-cell office:value-type="float" office:value="0.0576310302245076">
                <text:p>0.0576310302245076</text:p>
                <draw:g>
                  <svg:desc>Sheet1.B35:Sheet1.I35</svg:desc>
                </draw:g>
              </table:table-cell>
              <table:table-cell office:value-type="float" office:value="0.00143556238954123">
                <text:p>0.00143556238954123</text:p>
              </table:table-cell>
              <table:table-cell office:value-type="float" office:value="0.540702293613154">
                <text:p>0.540702293613154</text:p>
              </table:table-cell>
              <table:table-cell office:value-type="float" office:value="0.211527807984768">
                <text:p>0.211527807984768</text:p>
              </table:table-cell>
              <table:table-cell office:value-type="float" office:value="0.0129041457023511">
                <text:p>0.0129041457023511</text:p>
              </table:table-cell>
              <table:table-cell office:value-type="float" office:value="0.0474623806698669">
                <text:p>0.0474623806698669</text:p>
              </table:table-cell>
              <table:table-cell office:value-type="float" office:value="0.466415997471595">
                <text:p>0.466415997471595</text:p>
              </table:table-cell>
              <table:table-cell office:value-type="float" office:value="0.011572194120983">
                <text:p>0.011572194120983</text:p>
              </table:table-cell>
            </table:table-row>
            <table:table-row>
              <table:table-cell office:value-type="string">
                <text:p>8</text:p>
                <draw:g>
                  <svg:desc>Sheet1.A36:Sheet1.A36</svg:desc>
                </draw:g>
              </table:table-cell>
              <table:table-cell office:value-type="float" office:value="0.0629066542502581">
                <text:p>0.0629066542502581</text:p>
                <draw:g>
                  <svg:desc>Sheet1.B36:Sheet1.I36</svg:desc>
                </draw:g>
              </table:table-cell>
              <table:table-cell office:value-type="float" office:value="0.0012736248755465">
                <text:p>0.0012736248755465</text:p>
              </table:table-cell>
              <table:table-cell office:value-type="float" office:value="0.585328151943918">
                <text:p>0.585328151943918</text:p>
              </table:table-cell>
              <table:table-cell office:value-type="float" office:value="0.235032151635896">
                <text:p>0.235032151635896</text:p>
              </table:table-cell>
              <table:table-cell office:value-type="float" office:value="0.0138092166699508">
                <text:p>0.0138092166699508</text:p>
              </table:table-cell>
              <table:table-cell office:value-type="float" office:value="0.0557383336629334">
                <text:p>0.0557383336629334</text:p>
              </table:table-cell>
              <table:table-cell office:value-type="float" office:value="0.548690500747303">
                <text:p>0.548690500747303</text:p>
              </table:table-cell>
              <table:table-cell office:value-type="float" office:value="0.0130566379783506">
                <text:p>0.01305663797835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954cm" svg:y="0.943cm" style:legend-expansion="high" chart:style-name="ch2"/>
        <chart:plot-area chart:style-name="ch3" table:cell-range-address="Sheet1.B18:Sheet1.I18 Sheet1.A29:Sheet1.A36 Sheet1.B50:Sheet1.I57" chart:data-source-has-labels="both" svg:x="0.318cm" svg:y="0.123cm" svg:width="14.318cm" svg:height="5.94cm">
          <chartooo:coordinate-region svg:x="2.262cm" svg:y="0.337cm" svg:width="12.374cm" svg:height="5.11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0:Sheet1.I50" chart:label-cell-address="Sheet1.A29:Sheet1.A29" chart:class="chart:bar">
            <chart:data-point chart:repeated="8"/>
          </chart:series>
          <chart:series chart:style-name="ch8" chart:values-cell-range-address="Sheet1.B51:Sheet1.I51" chart:label-cell-address="Sheet1.A30:Sheet1.A30" chart:class="chart:bar">
            <chart:data-point chart:repeated="8"/>
          </chart:series>
          <chart:series chart:style-name="ch9" chart:values-cell-range-address="Sheet1.B52:Sheet1.I52" chart:label-cell-address="Sheet1.A31:Sheet1.A31" chart:class="chart:bar">
            <chart:data-point chart:repeated="8"/>
          </chart:series>
          <chart:series chart:style-name="ch10" chart:values-cell-range-address="Sheet1.B53:Sheet1.I53" chart:label-cell-address="Sheet1.A32:Sheet1.A32" chart:class="chart:bar">
            <chart:data-point chart:repeated="8"/>
          </chart:series>
          <chart:series chart:style-name="ch11" chart:values-cell-range-address="Sheet1.B54:Sheet1.I54" chart:label-cell-address="Sheet1.A33:Sheet1.A33" chart:class="chart:bar">
            <chart:data-point chart:repeated="8"/>
          </chart:series>
          <chart:series chart:style-name="ch12" chart:values-cell-range-address="Sheet1.B55:Sheet1.I55" chart:label-cell-address="Sheet1.A34:Sheet1.A34" chart:class="chart:bar">
            <chart:data-point chart:repeated="8"/>
          </chart:series>
          <chart:series chart:style-name="ch13" chart:values-cell-range-address="Sheet1.B56:Sheet1.I56" chart:label-cell-address="Sheet1.A35:Sheet1.A35" chart:class="chart:bar">
            <chart:data-point chart:repeated="8"/>
          </chart:series>
          <chart:series chart:style-name="ch14" chart:values-cell-range-address="Sheet1.B57:Sheet1.I57" chart:label-cell-address="Sheet1.A36:Sheet1.A36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9:Sheet1.A29</svg:desc>
                </draw:g>
              </table:table-cell>
              <table:table-cell office:value-type="float" office:value="0">
                <text:p>0</text:p>
                <draw:g>
                  <svg:desc>Sheet1.B50:Sheet1.I5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0:Sheet1.A30</svg:desc>
                </draw:g>
              </table:table-cell>
              <table:table-cell office:value-type="float" office:value="0.01384025840801">
                <text:p>0.01384025840801</text:p>
                <draw:g>
                  <svg:desc>Sheet1.B51:Sheet1.I51</svg:desc>
                </draw:g>
              </table:table-cell>
              <table:table-cell office:value-type="float" office:value="-0.00158851780804037">
                <text:p>-0.00158851780804037</text:p>
              </table:table-cell>
              <table:table-cell office:value-type="float" office:value="0.14462337912181">
                <text:p>0.14462337912181</text:p>
              </table:table-cell>
              <table:table-cell office:value-type="float" office:value="0.0293131480555961">
                <text:p>0.0293131480555961</text:p>
              </table:table-cell>
              <table:table-cell office:value-type="float" office:value="0.00968622127424545">
                <text:p>0.00968622127424545</text:p>
              </table:table-cell>
              <table:table-cell office:value-type="float" office:value="0.0251490301312967">
                <text:p>0.0251490301312967</text:p>
              </table:table-cell>
              <table:table-cell office:value-type="float" office:value="0.14013199450566">
                <text:p>0.14013199450566</text:p>
              </table:table-cell>
              <table:table-cell office:value-type="float" office:value="0.0117258196732883">
                <text:p>0.0117258196732883</text:p>
              </table:table-cell>
            </table:table-row>
            <table:table-row>
              <table:table-cell office:value-type="string">
                <text:p>3</text:p>
                <draw:g>
                  <svg:desc>Sheet1.A31:Sheet1.A31</svg:desc>
                </draw:g>
              </table:table-cell>
              <table:table-cell office:value-type="float" office:value="0.0211482539655627">
                <text:p>0.0211482539655627</text:p>
                <draw:g>
                  <svg:desc>Sheet1.B52:Sheet1.I52</svg:desc>
                </draw:g>
              </table:table-cell>
              <table:table-cell office:value-type="float" office:value="-0.00508435419680187">
                <text:p>-0.00508435419680187</text:p>
              </table:table-cell>
              <table:table-cell office:value-type="float" office:value="0.242137859495289">
                <text:p>0.242137859495289</text:p>
              </table:table-cell>
              <table:table-cell office:value-type="float" office:value="0.101707165857948">
                <text:p>0.101707165857948</text:p>
              </table:table-cell>
              <table:table-cell office:value-type="float" office:value="0.014735641892438">
                <text:p>0.014735641892438</text:p>
              </table:table-cell>
              <table:table-cell office:value-type="float" office:value="0.0306066918125694">
                <text:p>0.0306066918125694</text:p>
              </table:table-cell>
              <table:table-cell office:value-type="float" office:value="0.184358676144738">
                <text:p>0.184358676144738</text:p>
              </table:table-cell>
              <table:table-cell office:value-type="float" office:value="0.028252929102037">
                <text:p>0.028252929102037</text:p>
              </table:table-cell>
            </table:table-row>
            <table:table-row>
              <table:table-cell office:value-type="string">
                <text:p>4</text:p>
                <draw:g>
                  <svg:desc>Sheet1.A32:Sheet1.A32</svg:desc>
                </draw:g>
              </table:table-cell>
              <table:table-cell office:value-type="float" office:value="0.0303722669198749">
                <text:p>0.0303722669198749</text:p>
                <draw:g>
                  <svg:desc>Sheet1.B53:Sheet1.I53</svg:desc>
                </draw:g>
              </table:table-cell>
              <table:table-cell office:value-type="float" office:value="-0.00367017103691936">
                <text:p>-0.00367017103691936</text:p>
              </table:table-cell>
              <table:table-cell office:value-type="float" office:value="0.368947564597386">
                <text:p>0.368947564597386</text:p>
              </table:table-cell>
              <table:table-cell office:value-type="float" office:value="0.152291088069134">
                <text:p>0.152291088069134</text:p>
              </table:table-cell>
              <table:table-cell office:value-type="float" office:value="0.0267692050986374">
                <text:p>0.0267692050986374</text:p>
              </table:table-cell>
              <table:table-cell office:value-type="float" office:value="0.0597871981084279">
                <text:p>0.0597871981084279</text:p>
              </table:table-cell>
              <table:table-cell office:value-type="float" office:value="0.321989141659732">
                <text:p>0.321989141659732</text:p>
              </table:table-cell>
              <table:table-cell office:value-type="float" office:value="0.0330161021790505">
                <text:p>0.0330161021790505</text:p>
              </table:table-cell>
            </table:table-row>
            <table:table-row>
              <table:table-cell office:value-type="string">
                <text:p>5</text:p>
                <draw:g>
                  <svg:desc>Sheet1.A33:Sheet1.A33</svg:desc>
                </draw:g>
              </table:table-cell>
              <table:table-cell office:value-type="float" office:value="0.0289861215908032">
                <text:p>0.0289861215908032</text:p>
                <draw:g>
                  <svg:desc>Sheet1.B54:Sheet1.I54</svg:desc>
                </draw:g>
              </table:table-cell>
              <table:table-cell office:value-type="float" office:value="-0.00515567291650276">
                <text:p>-0.00515567291650276</text:p>
              </table:table-cell>
              <table:table-cell office:value-type="float" office:value="0.207299704107409">
                <text:p>0.207299704107409</text:p>
              </table:table-cell>
              <table:table-cell office:value-type="float" office:value="0.224686687459274">
                <text:p>0.224686687459274</text:p>
              </table:table-cell>
              <table:table-cell office:value-type="float" office:value="0.0305293500200812">
                <text:p>0.0305293500200812</text:p>
              </table:table-cell>
              <table:table-cell office:value-type="float" office:value="0.0591085089480632">
                <text:p>0.0591085089480632</text:p>
              </table:table-cell>
              <table:table-cell office:value-type="float" office:value="0.470747400715869">
                <text:p>0.470747400715869</text:p>
              </table:table-cell>
              <table:table-cell office:value-type="float" office:value="0.0329652799411215">
                <text:p>0.0329652799411215</text:p>
              </table:table-cell>
            </table:table-row>
            <table:table-row>
              <table:table-cell office:value-type="string">
                <text:p>6</text:p>
                <draw:g>
                  <svg:desc>Sheet1.A34:Sheet1.A34</svg:desc>
                </draw:g>
              </table:table-cell>
              <table:table-cell office:value-type="float" office:value="0.03774384712555">
                <text:p>0.03774384712555</text:p>
                <draw:g>
                  <svg:desc>Sheet1.B55:Sheet1.I55</svg:desc>
                </draw:g>
              </table:table-cell>
              <table:table-cell office:value-type="float" office:value="-0.00678411701634174">
                <text:p>-0.00678411701634174</text:p>
              </table:table-cell>
              <table:table-cell office:value-type="float" office:value="0.41844590259264">
                <text:p>0.41844590259264</text:p>
              </table:table-cell>
              <table:table-cell office:value-type="float" office:value="0.336168065844663">
                <text:p>0.336168065844663</text:p>
              </table:table-cell>
              <table:table-cell office:value-type="float" office:value="0.0358135371684569">
                <text:p>0.0358135371684569</text:p>
              </table:table-cell>
              <table:table-cell office:value-type="float" office:value="0.0821933231999099">
                <text:p>0.0821933231999099</text:p>
              </table:table-cell>
              <table:table-cell office:value-type="float" office:value="0.582517871644993">
                <text:p>0.582517871644993</text:p>
              </table:table-cell>
              <table:table-cell office:value-type="float" office:value="0.0358400304180506">
                <text:p>0.0358400304180506</text:p>
              </table:table-cell>
            </table:table-row>
            <table:table-row>
              <table:table-cell office:value-type="string">
                <text:p>7</text:p>
                <draw:g>
                  <svg:desc>Sheet1.A35:Sheet1.A35</svg:desc>
                </draw:g>
              </table:table-cell>
              <table:table-cell office:value-type="float" office:value="0.0403296228158674">
                <text:p>0.0403296228158674</text:p>
                <draw:g>
                  <svg:desc>Sheet1.B56:Sheet1.I56</svg:desc>
                </draw:g>
              </table:table-cell>
              <table:table-cell office:value-type="float" office:value="-0.008062672696451">
                <text:p>-0.008062672696451</text:p>
              </table:table-cell>
              <table:table-cell office:value-type="float" office:value="0.540235161921127">
                <text:p>0.540235161921127</text:p>
              </table:table-cell>
              <table:table-cell office:value-type="float" office:value="0.385194124085052">
                <text:p>0.385194124085052</text:p>
              </table:table-cell>
              <table:table-cell office:value-type="float" office:value="0.0445859151723205">
                <text:p>0.0445859151723205</text:p>
              </table:table-cell>
              <table:table-cell office:value-type="float" office:value="0.0937654425240981">
                <text:p>0.0937654425240981</text:p>
              </table:table-cell>
              <table:table-cell office:value-type="float" office:value="0.770652653425441">
                <text:p>0.770652653425441</text:p>
              </table:table-cell>
              <table:table-cell office:value-type="float" office:value="0.0479785454863735">
                <text:p>0.0479785454863735</text:p>
              </table:table-cell>
            </table:table-row>
            <table:table-row>
              <table:table-cell office:value-type="string">
                <text:p>8</text:p>
                <draw:g>
                  <svg:desc>Sheet1.A36:Sheet1.A36</svg:desc>
                </draw:g>
              </table:table-cell>
              <table:table-cell office:value-type="float" office:value="0.0558400379812298">
                <text:p>0.0558400379812298</text:p>
                <draw:g>
                  <svg:desc>Sheet1.B57:Sheet1.I57</svg:desc>
                </draw:g>
              </table:table-cell>
              <table:table-cell office:value-type="float" office:value="-0.00795752330202015">
                <text:p>-0.00795752330202015</text:p>
              </table:table-cell>
              <table:table-cell office:value-type="float" office:value="0.679469732494297">
                <text:p>0.679469732494297</text:p>
              </table:table-cell>
              <table:table-cell office:value-type="float" office:value="0.444068729478899">
                <text:p>0.444068729478899</text:p>
              </table:table-cell>
              <table:table-cell office:value-type="float" office:value="0.0469788522568306">
                <text:p>0.0469788522568306</text:p>
              </table:table-cell>
              <table:table-cell office:value-type="float" office:value="0.11607773962106">
                <text:p>0.11607773962106</text:p>
              </table:table-cell>
              <table:table-cell office:value-type="float" office:value="0.80912055464763">
                <text:p>0.80912055464763</text:p>
              </table:table-cell>
              <table:table-cell office:value-type="float" office:value="0.0410046050594477">
                <text:p>0.04100460505944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954cm" svg:y="0.943cm" style:legend-expansion="high" chart:style-name="ch2"/>
        <chart:plot-area chart:style-name="ch3" table:cell-range-address="Sheet1.B18:Sheet1.I18 Sheet1.A29:Sheet1.A36 Sheet1.B72:Sheet1.I79" chart:data-source-has-labels="both" svg:x="0.318cm" svg:y="0.123cm" svg:width="14.318cm" svg:height="5.94cm">
          <chartooo:coordinate-region svg:x="2.262cm" svg:y="0.336cm" svg:width="12.374cm" svg:height="5.515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2:Sheet1.I72" chart:label-cell-address="Sheet1.A29:Sheet1.A29" chart:class="chart:bar">
            <chart:data-point chart:repeated="8"/>
          </chart:series>
          <chart:series chart:style-name="ch8" chart:values-cell-range-address="Sheet1.B73:Sheet1.I73" chart:label-cell-address="Sheet1.A30:Sheet1.A30" chart:class="chart:bar">
            <chart:data-point chart:repeated="8"/>
          </chart:series>
          <chart:series chart:style-name="ch9" chart:values-cell-range-address="Sheet1.B74:Sheet1.I74" chart:label-cell-address="Sheet1.A31:Sheet1.A31" chart:class="chart:bar">
            <chart:data-point chart:repeated="8"/>
          </chart:series>
          <chart:series chart:style-name="ch10" chart:values-cell-range-address="Sheet1.B75:Sheet1.I75" chart:label-cell-address="Sheet1.A32:Sheet1.A32" chart:class="chart:bar">
            <chart:data-point chart:repeated="8"/>
          </chart:series>
          <chart:series chart:style-name="ch11" chart:values-cell-range-address="Sheet1.B76:Sheet1.I76" chart:label-cell-address="Sheet1.A33:Sheet1.A33" chart:class="chart:bar">
            <chart:data-point chart:repeated="8"/>
          </chart:series>
          <chart:series chart:style-name="ch12" chart:values-cell-range-address="Sheet1.B77:Sheet1.I77" chart:label-cell-address="Sheet1.A34:Sheet1.A34" chart:class="chart:bar">
            <chart:data-point chart:repeated="8"/>
          </chart:series>
          <chart:series chart:style-name="ch13" chart:values-cell-range-address="Sheet1.B78:Sheet1.I78" chart:label-cell-address="Sheet1.A35:Sheet1.A35" chart:class="chart:bar">
            <chart:data-point chart:repeated="8"/>
          </chart:series>
          <chart:series chart:style-name="ch14" chart:values-cell-range-address="Sheet1.B79:Sheet1.I79" chart:label-cell-address="Sheet1.A36:Sheet1.A36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9:Sheet1.A29</svg:desc>
                </draw:g>
              </table:table-cell>
              <table:table-cell office:value-type="float" office:value="0">
                <text:p>0</text:p>
                <draw:g>
                  <svg:desc>Sheet1.B72:Sheet1.I7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0:Sheet1.A30</svg:desc>
                </draw:g>
              </table:table-cell>
              <table:table-cell office:value-type="float" office:value="0.00949317129112481">
                <text:p>0.00949317129112481</text:p>
                <draw:g>
                  <svg:desc>Sheet1.B73:Sheet1.I73</svg:desc>
                </draw:g>
              </table:table-cell>
              <table:table-cell office:value-type="float" office:value="0.000135628822167888">
                <text:p>0.000135628822167888</text:p>
              </table:table-cell>
              <table:table-cell office:value-type="float" office:value="0.0487622490075905">
                <text:p>0.0487622490075905</text:p>
              </table:table-cell>
              <table:table-cell office:value-type="float" office:value="0.063321742162197">
                <text:p>0.063321742162197</text:p>
              </table:table-cell>
              <table:table-cell office:value-type="float" office:value="0.0203947395120685">
                <text:p>0.0203947395120685</text:p>
              </table:table-cell>
              <table:table-cell office:value-type="float" office:value="0.010224588372175">
                <text:p>0.010224588372175</text:p>
              </table:table-cell>
              <table:table-cell office:value-type="float" office:value="-0.0369090554276797">
                <text:p>-0.0369090554276797</text:p>
              </table:table-cell>
              <table:table-cell office:value-type="float" office:value="0.00683350377901371">
                <text:p>0.00683350377901371</text:p>
              </table:table-cell>
            </table:table-row>
            <table:table-row>
              <table:table-cell office:value-type="string">
                <text:p>3</text:p>
                <draw:g>
                  <svg:desc>Sheet1.A31:Sheet1.A31</svg:desc>
                </draw:g>
              </table:table-cell>
              <table:table-cell office:value-type="float" office:value="0.00327658877321535">
                <text:p>0.00327658877321535</text:p>
                <draw:g>
                  <svg:desc>Sheet1.B74:Sheet1.I74</svg:desc>
                </draw:g>
              </table:table-cell>
              <table:table-cell office:value-type="float" office:value="0.000590333142641564">
                <text:p>0.000590333142641564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45669301659244">
                <text:p>0.0645669301659244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782167450009363">
                <text:p>0.00782167450009363</text:p>
              </table:table-cell>
              <table:table-cell office:value-type="float" office:value="-0.0386980459911832">
                <text:p>-0.0386980459911832</text:p>
              </table:table-cell>
              <table:table-cell office:value-type="float" office:value="0.00637740444874324">
                <text:p>0.00637740444874324</text:p>
              </table:table-cell>
            </table:table-row>
            <table:table-row>
              <table:table-cell office:value-type="string">
                <text:p>4</text:p>
                <draw:g>
                  <svg:desc>Sheet1.A32:Sheet1.A32</svg:desc>
                </draw:g>
              </table:table-cell>
              <table:table-cell office:value-type="float" office:value="0.00322595058308384">
                <text:p>0.00322595058308384</text:p>
                <draw:g>
                  <svg:desc>Sheet1.B75:Sheet1.I75</svg:desc>
                </draw:g>
              </table:table-cell>
              <table:table-cell office:value-type="float" office:value="0.00049208918812238">
                <text:p>0.00049208918812238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1106554319217">
                <text:p>0.0201106554319217</text:p>
              </table:table-cell>
              <table:table-cell office:value-type="float" office:value="0.00732807368212662">
                <text:p>0.00732807368212662</text:p>
              </table:table-cell>
              <table:table-cell office:value-type="float" office:value="-0.0409875619839096">
                <text:p>-0.0409875619839096</text:p>
              </table:table-cell>
              <table:table-cell office:value-type="float" office:value="0.00651139471891993">
                <text:p>0.00651139471891993</text:p>
              </table:table-cell>
            </table:table-row>
            <table:table-row>
              <table:table-cell office:value-type="string">
                <text:p>5</text:p>
                <draw:g>
                  <svg:desc>Sheet1.A33:Sheet1.A33</svg:desc>
                </draw:g>
              </table:table-cell>
              <table:table-cell office:value-type="float" office:value="0.0013642524164843">
                <text:p>0.0013642524164843</text:p>
                <draw:g>
                  <svg:desc>Sheet1.B76:Sheet1.I76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674497381474781">
                <text:p>0.00674497381474781</text:p>
              </table:table-cell>
              <table:table-cell office:value-type="float" office:value="-0.0398632169332733">
                <text:p>-0.0398632169332733</text:p>
              </table:table-cell>
              <table:table-cell office:value-type="float" office:value="0.00621457521313107">
                <text:p>0.00621457521313107</text:p>
              </table:table-cell>
            </table:table-row>
            <table:table-row>
              <table:table-cell office:value-type="string">
                <text:p>6</text:p>
                <draw:g>
                  <svg:desc>Sheet1.A34:Sheet1.A34</svg:desc>
                </draw:g>
              </table:table-cell>
              <table:table-cell office:value-type="float" office:value="0.000643402886376876">
                <text:p>0.000643402886376876</text:p>
                <draw:g>
                  <svg:desc>Sheet1.B77:Sheet1.I77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2784939208449">
                <text:p>0.0062784939208449</text:p>
              </table:table-cell>
              <table:table-cell office:value-type="float" office:value="-0.0415583079464331">
                <text:p>-0.0415583079464331</text:p>
              </table:table-cell>
              <table:table-cell office:value-type="float" office:value="0.00646214663948408">
                <text:p>0.00646214663948408</text:p>
              </table:table-cell>
            </table:table-row>
            <table:table-row>
              <table:table-cell office:value-type="string">
                <text:p>7</text:p>
                <draw:g>
                  <svg:desc>Sheet1.A35:Sheet1.A35</svg:desc>
                </draw:g>
              </table:table-cell>
              <table:table-cell office:value-type="float" office:value="0.00205829349299247">
                <text:p>0.00205829349299247</text:p>
                <draw:g>
                  <svg:desc>Sheet1.B78:Sheet1.I78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736875506822265">
                <text:p>0.00736875506822265</text:p>
              </table:table-cell>
              <table:table-cell office:value-type="float" office:value="-0.0407352579747254">
                <text:p>-0.0407352579747254</text:p>
              </table:table-cell>
              <table:table-cell office:value-type="float" office:value="0.00659170014574784">
                <text:p>0.00659170014574784</text:p>
              </table:table-cell>
            </table:table-row>
            <table:table-row>
              <table:table-cell office:value-type="string">
                <text:p>8</text:p>
                <draw:g>
                  <svg:desc>Sheet1.A36:Sheet1.A36</svg:desc>
                </draw:g>
              </table:table-cell>
              <table:table-cell office:value-type="float" office:value="0.00263318588683847">
                <text:p>0.00263318588683847</text:p>
                <draw:g>
                  <svg:desc>Sheet1.B79:Sheet1.I79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61479337923998">
                <text:p>0.00661479337923998</text:p>
              </table:table-cell>
              <table:table-cell office:value-type="float" office:value="-0.0407679186878884">
                <text:p>-0.0407679186878884</text:p>
              </table:table-cell>
              <table:table-cell office:value-type="float" office:value="0.00659170014574784">
                <text:p>0.00659170014574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